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Arial" svg:font-family="Arial" style:font-family-generic="swiss"/>
    <style:font-face style:name="Liberation Serif" svg:font-family="'Liberation Serif', 'Times New Roman'" style:font-family-generic="roman" style:font-pitch="variable"/>
    <style:font-face style:name="Noto Serif CJK JP1" svg:font-family="'Noto Serif CJK JP'" style:font-family-generic="roman" style:font-pitch="variable"/>
    <style:font-face style:name="Noto Serif CJK JP" svg:font-family="'Noto Serif CJK JP'" style:font-adornments="Regular" style:font-family-generic="roman" style:font-pitch="variable"/>
    <style:font-face style:name="Liberation Sans" svg:font-family="'Liberation Sans'" style:font-family-generic="swiss" style:font-pitch="variable"/>
    <style:font-face style:name="Noto Sans CJK JP" svg:font-family="'Noto Sans CJK J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1.01mm"/>
    </style:style>
    <style:style style:name="co3" style:family="table-column">
      <style:table-column-properties fo:break-before="auto" style:column-width="39mm"/>
    </style:style>
    <style:style style:name="co4" style:family="table-column">
      <style:table-column-properties fo:break-before="auto" style:column-width="9mm"/>
    </style:style>
    <style:style style:name="co5" style:family="table-column">
      <style:table-column-properties fo:break-before="auto" style:column-width="72mm"/>
    </style:style>
    <style:style style:name="co6" style:family="table-column">
      <style:table-column-properties fo:break-before="auto" style:column-width="14.99mm"/>
    </style:style>
    <style:style style:name="co7" style:family="table-column">
      <style:table-column-properties fo:break-before="auto" style:column-width="37.99mm"/>
    </style:style>
    <style:style style:name="co8" style:family="table-column">
      <style:table-column-properties fo:break-before="auto" style:column-width="22.58mm"/>
    </style:style>
    <style:style style:name="co9" style:family="table-column">
      <style:table-column-properties fo:break-before="auto" style:column-width="29.21mm"/>
    </style:style>
    <style:style style:name="co10" style:family="table-column">
      <style:table-column-properties fo:break-before="auto" style:column-width="17.07mm"/>
    </style:style>
    <style:style style:name="co11" style:family="table-column">
      <style:table-column-properties fo:break-before="auto" style:column-width="106.1mm"/>
    </style:style>
    <style:style style:name="ro1" style:family="table-row">
      <style:table-row-properties style:row-height="9.08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8.59mm" fo:break-before="auto" style:use-optimal-row-height="false"/>
    </style:style>
    <style:style style:name="ro4" style:family="table-row">
      <style:table-row-properties style:row-height="42.88mm" fo:break-before="auto" style:use-optimal-row-height="false"/>
    </style:style>
    <style:style style:name="ro5" style:family="table-row">
      <style:table-row-properties style:row-height="5.77mm" fo:break-before="auto" style:use-optimal-row-height="true"/>
    </style:style>
    <style:style style:name="ro6" style:family="table-row">
      <style:table-row-properties style:row-height="7.51mm" fo:break-before="auto" style:use-optimal-row-height="false"/>
    </style:style>
    <style:style style:name="ro7" style:family="table-row">
      <style:table-row-properties style:row-height="14.2mm" fo:break-before="auto" style:use-optimal-row-height="false"/>
    </style:style>
    <style:style style:name="ro8" style:family="table-row">
      <style:table-row-properties style:row-height="11.96mm" fo:break-before="auto" style:use-optimal-row-height="false"/>
    </style:style>
    <style:style style:name="ro9" style:family="table-row">
      <style:table-row-properties style:row-height="23.11mm" fo:break-before="auto" style:use-optimal-row-height="false"/>
    </style:style>
    <style:style style:name="ro10" style:family="table-row">
      <style:table-row-properties style:row-height="10.58mm" fo:break-before="auto" style:use-optimal-row-height="true"/>
    </style:style>
    <style:style style:name="ro11" style:family="table-row">
      <style:table-row-properties style:row-height="10.58mm" fo:break-before="auto" style:use-optimal-row-height="false"/>
    </style:style>
    <style:style style:name="ro12" style:family="table-row">
      <style:table-row-properties style:row-height="22.28mm" fo:break-before="auto" style:use-optimal-row-height="false"/>
    </style:style>
    <style:style style:name="ro13" style:family="table-row">
      <style:table-row-properties style:row-height="36.2mm" fo:break-before="auto" style:use-optimal-row-height="false"/>
    </style:style>
    <style:style style:name="ro14" style:family="table-row">
      <style:table-row-properties style:row-height="6.95mm" fo:break-before="auto" style:use-optimal-row-height="true"/>
    </style:style>
    <style:style style:name="ro15" style:family="table-row">
      <style:table-row-properties style:row-height="10.02mm" fo:break-before="auto" style:use-optimal-row-height="true"/>
    </style:style>
    <style:style style:name="ro16" style:family="table-row">
      <style:table-row-properties style:row-height="23.94mm" fo:break-before="auto" style:use-optimal-row-height="true"/>
    </style:style>
    <style:style style:name="ro17" style:family="table-row">
      <style:table-row-properties style:row-height="15.54mm" fo:break-before="auto" style:use-optimal-row-height="false"/>
    </style:style>
    <style:style style:name="ro18" style:family="table-row">
      <style:table-row-properties style:row-height="20.88mm" fo:break-before="auto" style:use-optimal-row-height="true"/>
    </style:style>
    <style:style style:name="ro19" style:family="table-row">
      <style:table-row-properties style:row-height="14.48mm" fo:break-before="auto" style:use-optimal-row-height="true"/>
    </style:style>
    <style:style style:name="ro20" style:family="table-row">
      <style:table-row-properties style:row-height="11.13mm" fo:break-before="auto" style:use-optimal-row-height="true"/>
    </style:style>
    <style:style style:name="ro21" style:family="table-row">
      <style:table-row-properties style:row-height="17.53mm" fo:break-before="auto" style:use-optimal-row-height="true"/>
    </style:style>
    <style:style style:name="ro22" style:family="table-row">
      <style:table-row-properties style:row-height="16.14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7" style:family="table-cell" style:parent-style-name="Heading">
      <style:table-cell-properties fo:border-bottom="none" style:text-align-source="fix" style:repeat-content="false" fo:border-left="0.06pt solid #999999" fo:border-right="0.06pt solid #999999" fo:border-top="0.06pt solid #999999" style:vertical-align="middle"/>
      <style:paragraph-properties fo:text-align="center" fo:margin-left="0mm"/>
      <style:text-properties fo:font-size="18pt" style:font-size-asian="18pt" style:font-size-complex="18pt"/>
    </style:style>
    <style:style style:name="ce8" style:family="table-cell" style:parent-style-name="Heading">
      <style:table-cell-properties fo:border-bottom="none" style:text-align-source="fix" style:repeat-content="false" fo:border-left="0.06pt solid #999999" fo:border-right="none" fo:border-top="0.74pt solid #999999" style:vertical-align="middle"/>
      <style:paragraph-properties fo:text-align="start" fo:margin-left="0mm"/>
      <style:text-properties fo:font-size="9pt" style:font-size-asian="9pt" style:font-size-complex="9pt"/>
    </style:style>
    <style:style style:name="ce9" style:family="table-cell" style:parent-style-name="Heading">
      <style:table-cell-properties fo:border-bottom="none" style:text-align-source="fix" style:repeat-content="false" fo:border-left="0.06pt solid #999999" fo:border-right="none" fo:border-top="none" style:vertical-align="middle"/>
      <style:paragraph-properties fo:text-align="start" fo:margin-left="0mm"/>
      <style:text-properties fo:font-size="9pt" style:font-size-asian="9pt" style:font-size-complex="9pt"/>
    </style:style>
    <style:style style:name="ce10" style:family="table-cell" style:parent-style-name="Heading">
      <style:table-cell-properties fo:border-bottom="0.74pt solid #999999" style:text-align-source="fix" style:repeat-content="false" fo:border-left="0.06pt solid #999999" fo:border-right="none" fo:border-top="none" style:vertical-align="middle"/>
      <style:paragraph-properties fo:text-align="start" fo:margin-left="0mm"/>
      <style:text-properties fo:font-size="9pt" style:font-size-asian="9pt" style:font-size-complex="9pt"/>
    </style:style>
    <style:style style:name="ce11" style:family="table-cell" style:parent-style-name="Heading">
      <style:table-cell-properties fo:border-bottom="none" style:diagonal-bl-tr="none" style:diagonal-tl-br="none" style:text-align-source="fix" style:repeat-content="false" fo:border-left="0.06pt solid #999999" fo:border-right="none" fo:border-top="0.74pt solid #999999" style:vertical-align="middle"/>
      <style:paragraph-properties fo:text-align="start" fo:margin-left="0mm"/>
      <style:text-properties fo:font-size="9pt" style:font-size-asian="9pt" style:font-size-complex="9pt"/>
    </style:style>
    <style:style style:name="ce12" style:family="table-cell" style:parent-style-name="Heading">
      <style:table-cell-properties fo:border-bottom="none" style:diagonal-bl-tr="none" style:diagonal-tl-br="none" style:text-align-source="fix" style:repeat-content="false" fo:border-left="0.06pt solid #999999" fo:border-right="none" fo:border-top="none" style:vertical-align="middle"/>
      <style:paragraph-properties fo:text-align="start" fo:margin-left="0mm"/>
      <style:text-properties fo:font-size="9pt" style:font-size-asian="9pt" style:font-size-complex="9pt"/>
    </style:style>
    <style:style style:name="ce14" style:family="table-cell" style:parent-style-name="Heading">
      <style:table-cell-properties fo:border-bottom="0.74pt solid #999999" style:diagonal-bl-tr="none" style:diagonal-tl-br="none" style:text-align-source="fix" style:repeat-content="false" fo:border-left="0.06pt solid #999999" fo:border-right="none" fo:border-top="none" style:vertical-align="middle"/>
      <style:paragraph-properties fo:text-align="start" fo:margin-left="0mm"/>
      <style:text-properties fo:font-size="9pt" style:font-size-asian="9pt" style:font-size-complex="9pt"/>
    </style:style>
    <style:style style:name="ce19" style:family="table-cell" style:parent-style-name="Heading">
      <style:table-cell-properties fo:border-bottom="none" style:text-align-source="fix" style:repeat-content="false" fo:border-left="0.06pt solid #999999" fo:border-right="none" fo:border-top="0.74pt solid #999999" style:vertical-align="top"/>
      <style:paragraph-properties fo:text-align="start" fo:margin-left="0mm"/>
      <style:text-properties fo:font-size="9pt" style:font-size-asian="9pt" style:font-size-complex="9pt"/>
    </style:style>
    <style:style style:name="ce17" style:family="table-cell" style:parent-style-name="Heading">
      <style:table-cell-properties fo:border="0.06pt solid #999999"/>
      <style:paragraph-properties fo:margin-left="0m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style-asian="normal" style:font-size-complex="9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Heading">
      <style:table-cell-properties style:text-align-source="fix" style:repeat-content="false" fo:border="0.06pt solid #999999"/>
      <style:paragraph-properties fo:text-align="center" fo:margin-left="0mm"/>
      <style:text-properties fo:color="#999999"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fo:font-size="9pt" style:font-size-asian="9pt" style:font-size-complex="9pt"/>
    </style:style>
    <style:style style:name="ce32" style:family="table-cell" style:parent-style-name="Default">
      <style:table-cell-properties fo:border-bottom="none" style:text-align-source="fix" style:repeat-content="false" fo:border-left="none" fo:border-right="none" fo:border-top="0.06pt solid #999999" style:vertical-align="middle"/>
      <style:paragraph-properties fo:text-align="start" fo:margin-left="0mm"/>
      <style:text-properties fo:font-size="9pt" style:font-size-asian="9pt" style:font-size-complex="9pt"/>
    </style:style>
    <style:style style:name="ce39" style:family="table-cell" style:parent-style-name="Default">
      <style:table-cell-properties style:text-align-source="fix" style:repeat-content="false" style:vertical-align="middle"/>
      <style:paragraph-properties fo:text-align="start" fo:margin-left="0mm"/>
      <style:text-properties fo:font-size="9pt" style:font-size-asian="9pt" style:font-size-complex="9pt"/>
    </style:style>
    <style:style style:name="ce23" style:family="table-cell" style:parent-style-name="Heading">
      <style:table-cell-properties style:text-align-source="fix" style:repeat-content="false" fo:border="0.06pt solid #999999" style:vertical-align="middle"/>
      <style:paragraph-properties fo:text-align="center" fo:margin-left="0mm"/>
      <style:text-properties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data-style-name="N0">
      <style:table-cell-properties fo:wrap-option="wrap" fo:border="0.06pt solid #999999" style:vertical-align="middle"/>
      <style:text-properties fo:font-size="9pt" style:font-size-asian="9pt" style:font-size-complex="9pt"/>
    </style:style>
    <style:style style:name="ce24" style:family="table-cell" style:parent-style-name="Default" style:data-style-name="N0">
      <style:table-cell-properties style:text-align-source="fix" style:repeat-content="false" fo:wrap-option="wrap" fo:border="0.06pt solid #999999" style:vertical-align="middle"/>
      <style:paragraph-properties fo:text-align="start" fo:margin-left="0mm"/>
      <style:text-properties fo:font-size="9pt" style:font-size-asian="9pt" style:font-size-complex="9pt"/>
    </style:style>
    <style:style style:name="ce34" style:family="table-cell" style:parent-style-name="Default" style:data-style-name="N0">
      <style:table-cell-properties style:text-align-source="fix" style:repeat-content="false" fo:wrap-option="wrap" fo:border="0.06pt solid #999999" style:vertical-align="top"/>
      <style:paragraph-properties fo:text-align="start" fo:margin-left="0mm"/>
      <style:text-properties fo:font-size="9pt" style:font-size-asian="9pt" style:font-size-complex="9pt"/>
    </style:style>
    <style:style style:name="ce45" style:family="table-cell" style:parent-style-name="Heading">
      <style:table-cell-properties fo:wrap-option="wrap" fo:border="0.06pt solid #999999" style:vertical-align="middle"/>
      <style:paragraph-properties fo:margin-left="0mm"/>
      <style:text-properties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Heading" style:data-style-name="N0">
      <style:table-cell-properties style:text-align-source="fix" style:repeat-content="false" fo:wrap-option="wrap" fo:border="0.06pt solid #999999" style:vertical-align="middle"/>
      <style:paragraph-properties fo:text-align="start" fo:margin-left="0mm"/>
      <style:text-properties fo:font-size="9pt" style:font-size-asian="9pt" style:font-size-complex="9pt"/>
    </style:style>
    <style:style style:name="ce29" style:family="table-cell" style:parent-style-name="Default" style:data-style-name="N0">
      <style:table-cell-properties style:text-align-source="fix" style:repeat-content="false" fo:wrap-option="wrap" fo:border="0.06pt solid #999999" style:vertical-align="top"/>
      <style:paragraph-properties fo:text-align="start" fo:margin-left="0mm"/>
      <style:text-properties fo:font-size="9pt" style:font-size-asian="9pt" style:font-size-complex="9pt"/>
    </style:style>
    <style:style style:name="ce25" style:family="table-cell" style:parent-style-name="Default">
      <style:table-cell-properties fo:wrap-option="wrap"/>
      <style:text-properties fo:font-size="9pt" style:font-size-asian="9pt" style:font-size-complex="9pt"/>
    </style:style>
    <style:style style:name="ce41" style:family="table-cell" style:parent-style-name="Heading">
      <style:table-cell-properties fo:border="0.06pt solid #999999" style:vertical-align="middle"/>
      <style:text-properties fo:font-size="9pt" style:font-size-asian="9pt" style:font-size-complex="9pt"/>
    </style:style>
    <style:style style:name="ce42" style:family="table-cell" style:parent-style-name="Default">
      <style:table-cell-properties fo:border="0.06pt solid #999999" style:vertical-align="middle"/>
      <style:text-properties fo:font-size="9pt" style:font-size-asian="9pt" style:font-size-complex="9pt"/>
    </style:style>
    <style:style style:name="ce59" style:family="table-cell" style:parent-style-name="Default">
      <style:table-cell-properties style:text-align-source="fix" style:repeat-content="false" fo:border="0.06pt solid #999999" style:vertical-align="middle"/>
      <style:paragraph-properties fo:text-align="start" fo:margin-left="0mm"/>
      <style:text-properties fo:font-size="9pt" style:font-size-asian="9pt" style:font-size-complex="9pt"/>
    </style:style>
    <style:style style:name="ce60" style:family="table-cell" style:parent-style-name="Default">
      <style:table-cell-properties fo:background-color="#999999" fo:border="0.06pt solid #999999" style:vertical-align="middle"/>
      <style:text-properties fo:font-size="9pt" style:font-size-asian="9pt" style:font-size-complex="9pt"/>
    </style:style>
    <style:style style:name="ce68" style:family="table-cell" style:parent-style-name="Heading">
      <style:table-cell-properties fo:border="0.06pt solid #999999" style:vertical-align="middle"/>
      <style:paragraph-properties fo:margin-left="0mm"/>
      <style:text-properties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Heading">
      <style:table-cell-properties fo:border="0.06pt solid #999999"/>
      <style:paragraph-properties fo:margin-left="0m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Heading">
      <style:table-cell-properties style:text-align-source="fix" style:repeat-content="false" fo:border="0.06pt solid #999999" style:vertical-align="top"/>
      <style:paragraph-properties fo:text-align="start" fo:margin-left="0mm"/>
      <style:text-properties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data-style-name="N84">
      <style:table-cell-properties style:text-align-source="fix" style:repeat-content="false" fo:wrap-option="wrap" fo:border="0.06pt solid #999999" style:vertical-align="middle"/>
      <style:paragraph-properties fo:text-align="start" fo:margin-left="0mm"/>
      <style:text-properties fo:font-size="9pt" style:font-size-asian="9pt" style:font-size-complex="9pt"/>
    </style:style>
    <style:style style:name="ce50" style:family="table-cell" style:parent-style-name="Default">
      <style:table-cell-properties style:text-align-source="fix" style:repeat-content="false" fo:wrap-option="wrap" fo:border="0.06pt solid #999999" style:vertical-align="top"/>
      <style:paragraph-properties fo:text-align="start" fo:margin-left="0mm"/>
      <style:text-properties style:use-window-font-color="true" style:text-outline="false" style:text-line-through-style="none" style:text-line-through-type="none" style:font-name="Noto Serif CJK JP1" fo:font-size="9pt" fo:language="en" fo:country="US" fo:font-style="normal" fo:text-shadow="none" style:text-underline-style="none" fo:font-weight="normal" style:text-underline-mode="continuous" style:text-overline-mode="continuous" style:text-line-through-mode="continuous" style:font-name-asian="Noto Serif CJK JP1"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order="0.06pt solid #999999" style:vertical-align="top"/>
      <style:paragraph-properties fo:text-align="start" fo:margin-left="0mm"/>
      <style:text-properties style:use-window-font-color="true" style:text-outline="false" style:text-line-through-style="none" style:text-line-through-type="none" style:font-name="Noto Serif CJK JP1" fo:font-size="9pt" fo:language="none" fo:country="none" fo:font-style="normal" fo:text-shadow="none" style:text-underline-style="none" fo:font-weight="normal" style:text-underline-mode="continuous" style:text-overline-mode="continuous" style:text-line-through-mode="continuous" style:font-name-asian="Noto Serif CJK JP1"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order="0.06pt solid #999999" style:vertical-align="top"/>
      <style:paragraph-properties fo:text-align="start" fo:margin-left="0mm"/>
      <style:text-properties style:font-name="Noto Serif CJK JP1" fo:font-size="9pt" style:font-name-asian="Noto Serif CJK JP1" style:font-size-asian="9pt" style:font-size-complex="9pt"/>
    </style:style>
    <style:style style:name="ce71" style:family="table-cell" style:parent-style-name="Heading">
      <style:table-cell-properties style:text-align-source="fix" style:repeat-content="false" fo:border="0.06pt solid #999999" style:vertical-align="middle"/>
      <style:paragraph-properties fo:text-align="start" fo:margin-left="0mm"/>
      <style:text-properties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fo:border="0.06pt solid #999999" style:vertical-align="top"/>
      <style:paragraph-properties fo:text-align="start" fo:margin-left="0mm"/>
      <style:text-properties style:use-window-font-color="true" style:text-outline="false" style:text-line-through-style="none" style:text-line-through-type="none" style:font-name="Liberation Serif"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fo:border="0.06pt solid #999999" style:vertical-align="top"/>
      <style:paragraph-properties fo:text-align="start" fo:margin-left="0mm"/>
      <style:text-properties fo:font-size="9pt" style:font-size-asian="9pt" style:font-size-complex="9pt"/>
    </style:style>
    <style:style style:name="ce58" style:family="table-cell" style:parent-style-name="Default">
      <style:table-cell-properties style:text-align-source="fix" style:repeat-content="false" fo:wrap-option="wrap" fo:border="0.06pt solid #999999" style:vertical-align="top"/>
      <style:paragraph-properties fo:text-align="start"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6pt solid #999999" style:direction="ltr" style:vertical-align="top"/>
      <style:paragraph-properties fo:text-align="start" fo:margin-left="0mm"/>
      <style:text-properties style:use-window-font-color="true" style:text-outline="false" style:text-line-through-style="none" style:text-line-through-type="none" style:font-name="Noto Serif CJK JP1" fo:font-size="9pt" fo:language="en" fo:country="US" fo:font-style="normal" fo:text-shadow="none" style:text-underline-style="none" fo:font-weight="normal" style:text-underline-mode="continuous" style:text-overline-mode="continuous" style:text-line-through-mode="continuous" style:font-name-asian="Noto Serif CJK JP1"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style:diagonal-bl-tr="none" style:diagonal-tl-br="none" style:text-align-source="fix" style:repeat-content="false" fo:wrap-option="wrap" fo:border="0.06pt solid #999999"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78" style:family="table-cell" style:parent-style-name="Heading" style:data-style-name="N84">
      <style:table-cell-properties fo:wrap-option="wrap" fo:border="0.06pt solid #999999" style:vertical-align="middle"/>
      <style:paragraph-properties fo:margin-left="0mm"/>
      <style:text-properties style:font-size-complex="9pt"/>
    </style:style>
    <style:style style:name="ce79" style:family="table-cell" style:parent-style-name="Default">
      <style:table-cell-properties fo:border-bottom="none" fo:border-left="none" fo:border-right="0.06pt solid #999999" fo:border-top="none"/>
    </style:style>
    <style:style style:name="ce67" style:family="table-cell" style:parent-style-name="Default">
      <style:table-cell-properties fo:wrap-option="wrap" fo:border="0.06pt solid #999999" style:vertical-align="middle"/>
      <style:text-properties fo:font-size="9pt" style:font-size-asian="9pt" style:font-size-complex="9pt"/>
    </style:style>
    <style:style style:name="ce83" style:family="table-cell" style:parent-style-name="Default">
      <style:table-cell-properties fo:background-color="#999999" fo:wrap-option="wrap" fo:border="0.06pt solid #999999" style:vertical-align="middle"/>
      <style:text-properties fo:font-size="9pt" style:font-size-asian="9pt" style:font-size-complex="9pt"/>
    </style:style>
    <style:style style:name="ce84" style:family="table-cell" style:parent-style-name="Heading">
      <style:table-cell-properties style:text-align-source="fix" style:repeat-content="false" fo:wrap-option="wrap" fo:border="0.06pt solid #999999" style:vertical-align="middle"/>
      <style:paragraph-properties fo:text-align="start" fo:margin-left="0mm"/>
      <style:text-properties style:text-outline="false" style:text-line-through-style="none" style:text-line-through-type="none" style:font-name="Liberation Serif" fo:font-size="9pt" fo:language="none" fo:country="none" fo:text-shadow="none" style:text-underline-style="none" style:text-underline-mode="continuous" style:text-overline-mode="continuous" style:text-line-through-mode="continuous" style:font-size-asian="9pt" style:font-style-asian="normal" style:font-size-complex="9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style:vertical-align="top"/>
    </style:style>
    <style:style style:name="ce110" style:family="table-cell" style:parent-style-name="Default">
      <style:table-cell-properties style:vertical-align="top"/>
    </style:style>
    <style:style style:name="ce80" style:family="table-cell" style:parent-style-name="Default">
      <style:table-cell-properties fo:background-color="transparent" style:vertical-align="top"/>
      <style:text-properties style:use-window-font-color="true" fo:font-weight="normal" style:font-weight-asian="normal" style:font-weight-complex="normal"/>
    </style:style>
    <style:style style:name="ce111" style:family="table-cell" style:parent-style-name="Default">
      <style:table-cell-properties fo:background-color="transparent" style:vertical-align="top"/>
      <style:text-properties style:use-window-font-color="true" fo:font-weight="normal" style:font-weight-asian="normal" style:font-weight-complex="normal"/>
    </style:style>
    <style:style style:name="ce112"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51pt solid #999999" style:text-align-source="fix" style:repeat-content="false" fo:background-color="transparent" fo:border-left="none" fo:border-right="none" fo:border-top="none"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fo:font-weight="normal" style:font-weight-asian="normal" style:font-weight-complex="normal"/>
    </style:style>
    <style:style style:name="ce116"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fo:font-weight="normal" style:font-weight-asian="normal" style:font-weight-complex="normal"/>
    </style:style>
    <style:style style:name="ce117"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style:font-name="ＭＳ Ｐゴシック" fo:font-size="9pt" fo:font-weight="normal" style:font-name-asian="ＭＳ Ｐゴシック" style:font-size-asian="9pt" style:font-weight-asian="normal" style:font-size-complex="9pt" style:font-weight-complex="normal"/>
    </style:style>
    <style:style style:name="ce120" style:family="table-cell" style:parent-style-name="Default" style:data-style-name="N126">
      <style:table-cell-properties style:text-align-source="fix" style:repeat-content="false" fo:background-color="transparent" style:vertical-align="top"/>
      <style:paragraph-properties fo:text-align="start" fo:margin-left="0mm"/>
      <style:text-properties style:use-window-font-color="true" fo:font-weight="normal" style:font-weight-asian="normal" style:font-weight-complex="normal"/>
    </style:style>
    <style:style style:name="ce121"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style:text-outline="false" style:text-line-through-style="none" style:text-line-through-type="none" style:font-name="ＭＳ Ｐゴシック" fo:font-size="9pt" fo:language="en" fo:country="US" fo:font-style="normal" fo:text-shadow="none" style:text-underline-style="none" fo:font-weight="normal" style:text-underline-mode="continuous" style:text-overline-mode="continuous" style:text-line-through-mode="continuous" style:font-name-asian="ＭＳ Ｐゴシック"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none" style:text-align-source="fix" style:repeat-content="false" fo:background-color="transparent" fo:border-left="none" fo:border-right="0.51pt solid #999999" fo:border-top="none"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51pt solid #999999" style:text-align-source="fix" style:repeat-content="false" fo:background-color="transparent" fo:wrap-option="wrap" fo:border-left="none" fo:border-right="0.51pt solid #999999" fo:border-top="none"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style:font-name="ＭＳ Ｐゴシック" fo:font-size="9pt" fo:font-weight="normal" style:font-name-asian="ＭＳ Ｐゴシック" style:font-size-asian="9pt" style:language-asian="ja" style:country-asian="JP" style:font-weight-asian="normal" style:font-name-complex="TakaoPGothic" style:font-size-complex="9pt" style:font-weight-complex="normal"/>
    </style:style>
    <style:style style:name="ce129"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Noto Sans CJK SC Regular" style:font-size-asian="10pt" style:language-asian="none" style:country-asian="none" style:font-style-asian="normal" style:font-weight-asian="normal" style:font-name-complex="FreeSans"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style:vertical-align="top"/>
      <style:paragraph-properties fo:text-align="start" fo:margin-left="0mm"/>
      <style:text-properties style:use-window-font-color="true" style:text-outline="false" style:text-line-through-style="none" style:text-line-through-type="none" style:font-name="ＭＳ Ｐゴシック" fo:font-size="9pt" fo:language="en" fo:country="US" fo:font-style="normal" fo:text-shadow="none" style:text-underline-style="none" fo:font-weight="normal" style:text-underline-mode="continuous" style:text-overline-mode="continuous" style:text-line-through-mode="continuous" style:font-name-asian="ＭＳ Ｐゴシック" style:font-size-asian="9pt" style:language-asian="ja" style:country-asian="JP" style:font-style-asian="normal" style:font-weight-asian="normal" style:font-name-complex="TakaoPGothic" style:font-size-complex="9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none" style:text-align-source="fix" style:repeat-content="false" fo:background-color="transparent" fo:wrap-option="wrap" fo:border-left="none" fo:border-right="0.51pt solid #999999" fo:border-top="none"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fo:background-color="transparent"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no-wrap" style:vertical-align="top"/>
      <style:paragraph-properties fo:text-align="start" fo:margin-left="0mm"/>
      <style:text-properties style:use-window-font-color="true" style:text-outline="false" style:text-line-through-style="none" style:text-line-through-type="none" style:font-name="ＭＳ Ｐゴシック" fo:font-size="9pt" fo:language="en" fo:country="US" fo:font-style="normal" fo:text-shadow="none" style:text-underline-style="none" fo:font-weight="normal" style:text-underline-mode="continuous" style:text-overline-mode="continuous" style:text-line-through-mode="continuous" style:font-name-asian="ＭＳ Ｐゴシック" style:font-size-asian="9pt" style:language-asian="ja" style:country-asian="JP" style:font-style-asian="normal" style:font-weight-asian="normal" style:font-name-complex="TakaoPGothic" style:font-size-complex="9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style:vertical-align="top"/>
      <style:paragraph-properties fo:text-align="start" fo:margin-left="0mm"/>
      <style:text-properties style:use-window-font-color="true" style:text-outline="false" style:text-line-through-style="none" style:text-line-through-type="none" style:font-name="ＭＳ Ｐゴシック" fo:font-size="9pt" fo:language="en" fo:country="US" fo:font-style="normal" fo:text-shadow="none" style:text-underline-style="none" fo:font-weight="normal" style:text-underline-mode="continuous" style:text-overline-mode="continuous" style:text-line-through-mode="continuous" style:font-name-asian="ＭＳ Ｐゴシック" style:font-size-asian="9pt" style:language-asian="ja" style:country-asian="JP" style:font-style-asian="normal" style:font-weight-asian="normal" style:font-name-complex="TakaoPGothic"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ＭＳ Ｐゴシック" fo:font-size="9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ＭＳ Ｐゴシック" fo:font-size="9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iew" table:style-name="ta1">
        <table:table-column table:style-name="co1" table:default-cell-style-name="ce4"/>
        <table:table-column table:style-name="co2" table:default-cell-style-name="ce4"/>
        <table:table-column table:style-name="co3" table:default-cell-style-name="ce25"/>
        <table:table-column table:style-name="co4" table:default-cell-style-name="ce4"/>
        <table:table-column table:style-name="co5" table:default-cell-style-name="ce4"/>
        <table:table-column table:style-name="co6" table:default-cell-style-name="ce4"/>
        <table:table-column table:style-name="co7" table:default-cell-style-name="ce25"/>
        <table:table-column table:style-name="co8" table:number-columns-repeated="2" table:default-cell-style-name="Default"/>
        <table:table-row table:style-name="ro1">
          <table:table-cell table:style-name="ce7" office:value-type="string" calcext:value-type="string" table:number-columns-spanned="7" table:number-rows-spanned="1">
            <text:p>スキルシート</text:p>
          </table:table-cell>
          <table:covered-table-cell table:style-name="ce32"/>
          <table:covered-table-cell table:style-name="ce31"/>
          <table:covered-table-cell table:style-name="ce41"/>
          <table:covered-table-cell table:style-name="ce72"/>
          <table:covered-table-cell table:style-name="ce41"/>
          <table:covered-table-cell table:style-name="ce78"/>
          <table:table-cell table:style-name="ce42"/>
          <table:table-cell table:style-name="ce67"/>
        </table:table-row>
        <table:table-row table:style-name="ro2">
          <table:table-cell table:style-name="ce8" office:value-type="string" calcext:value-type="string" table:number-columns-spanned="2" table:number-rows-spanned="1">
            <text:p>フリガナ</text:p>
          </table:table-cell>
          <table:covered-table-cell table:style-name="ce39"/>
          <table:table-cell table:style-name="ce31" table:formula="of:=VLOOKUP(&quot;基本情報.&quot;&amp;[.A2]; data; 4)" office:value-type="string" office:string-value="セノオ ケン" calcext:value-type="string">
            <text:p>セノオ ケン</text:p>
          </table:table-cell>
          <table:table-cell table:style-name="ce41" office:value-type="string" calcext:value-type="string">
            <text:p>性別</text:p>
          </table:table-cell>
          <table:table-cell table:style-name="ce31" table:formula="of:=VLOOKUP(&quot;基本情報.&quot;&amp;[.D2]; data; 4)" office:value-type="string" office:string-value="男" calcext:value-type="string">
            <text:p>男</text:p>
          </table:table-cell>
          <table:table-cell table:style-name="ce41" office:value-type="string" calcext:value-type="string">
            <text:p>国籍</text:p>
          </table:table-cell>
          <table:table-cell table:style-name="ce31" table:formula="of:=VLOOKUP(&quot;基本情報.&quot;&amp;[.F2]; data; 4)" office:value-type="string" office:string-value="日本" calcext:value-type="string">
            <text:p>日本</text:p>
          </table:table-cell>
          <table:table-cell table:number-columns-repeated="2"/>
        </table:table-row>
        <table:table-row table:style-name="ro2">
          <table:table-cell table:style-name="ce9" office:value-type="string" calcext:value-type="string" table:number-columns-spanned="2" table:number-rows-spanned="1">
            <text:p>氏名</text:p>
          </table:table-cell>
          <table:covered-table-cell table:style-name="ce39"/>
          <table:table-cell table:style-name="ce31" table:formula="of:=VLOOKUP(&quot;基本情報.&quot;&amp;[.A3]; data; 4)" office:value-type="string" office:string-value="妹尾 賢" calcext:value-type="string">
            <text:p>妹尾 賢</text:p>
          </table:table-cell>
          <table:table-cell table:style-name="ce41" office:value-type="string" calcext:value-type="string">
            <text:p>年齢</text:p>
          </table:table-cell>
          <table:table-cell table:style-name="ce31" table:formula="of:=VLOOKUP(&quot;基本情報.&quot;&amp;[.D3]; data; 4)" office:value-type="string" office:string-value="30歳" calcext:value-type="string">
            <text:p>30歳</text:p>
          </table:table-cell>
          <table:table-cell table:style-name="ce41" office:value-type="string" calcext:value-type="string">
            <text:p>所属</text:p>
          </table:table-cell>
          <table:table-cell table:style-name="ce31" table:formula="of:=VLOOKUP(&quot;基本情報.&quot;&amp;[.F3]; data; 4)" office:value-type="string" office:string-value="個人事業主" calcext:value-type="string">
            <text:p>個人事業主</text:p>
          </table:table-cell>
          <table:table-cell table:number-columns-repeated="2"/>
        </table:table-row>
        <table:table-row table:style-name="ro2">
          <table:table-cell table:style-name="ce9" office:value-type="string" calcext:value-type="string" table:number-columns-spanned="2" table:number-rows-spanned="1">
            <text:p>最寄駅</text:p>
          </table:table-cell>
          <table:covered-table-cell table:style-name="ce39"/>
          <table:table-cell table:style-name="ce24" table:formula="of:=VLOOKUP(&quot;基本情報.&quot;&amp;[.A4]; data; 4)" office:value-type="string" office:string-value="東京メトロ丸ノ内線中野新橋駅" calcext:value-type="string" table:number-columns-spanned="5" table:number-rows-spanned="1">
            <text:p>東京メトロ丸ノ内線中野新橋駅</text:p>
          </table:table-cell>
          <table:covered-table-cell table:number-columns-repeated="3" table:style-name="Default"/>
          <table:covered-table-cell table:style-name="ce79"/>
          <table:table-cell table:number-columns-repeated="2"/>
        </table:table-row>
        <table:table-row table:style-name="ro2">
          <table:table-cell table:style-name="ce10" office:value-type="string" calcext:value-type="string" table:number-columns-spanned="2" table:number-rows-spanned="1">
            <text:p>学歴</text:p>
          </table:table-cell>
          <table:covered-table-cell table:style-name="ce39"/>
          <table:table-cell table:style-name="ce24" table:formula="of:=VLOOKUP(&quot;基本情報.&quot;&amp;[.A5]; data; 4)" office:value-type="string" office:string-value="京都大学大学院 工科研究科 都市環境工学専攻 修士課程修了" calcext:value-type="string" table:number-columns-spanned="5" table:number-rows-spanned="1">
            <text:p>京都大学大学院 工科研究科 都市環境工学専攻 修士課程修了</text:p>
          </table:table-cell>
          <table:covered-table-cell table:number-columns-repeated="3" table:style-name="ce42"/>
          <table:covered-table-cell table:style-name="ce67"/>
          <table:table-cell table:number-columns-repeated="2"/>
        </table:table-row>
        <table:table-row table:style-name="ro3">
          <table:table-cell table:style-name="ce11" office:value-type="string" calcext:value-type="string" table:number-columns-spanned="2" table:number-rows-spanned="1">
            <text:p>資格</text:p>
          </table:table-cell>
          <table:covered-table-cell table:style-name="ce39"/>
          <table:table-cell table:style-name="ce24" table:formula="of:=VLOOKUP(&quot;基本情報.&quot;&amp;[.A6]; data; 4)" office:value-type="string" office:string-value="応用情報技術者，LPIC-2，OSS-DB Silver，HTML5 レベル1試験，OCJP Silver SE 8, UMTP L1，PHP7初級試験，英検2級，FP2級，日商簿記3級" calcext:value-type="string" table:number-columns-spanned="5" table:number-rows-spanned="1">
            <text:p>応用情報技術者，LPIC-2，OSS-DB Silver，HTML5 レベル1試験，OCJP Silver SE 8, UMTP L1，PHP7初級試験，英検2級，FP2級，日商簿記3級</text:p>
          </table:table-cell>
          <table:covered-table-cell table:number-columns-repeated="2" table:style-name="ce59"/>
          <table:covered-table-cell table:number-columns-repeated="2" table:style-name="ce63"/>
          <table:table-cell table:number-columns-repeated="2"/>
        </table:table-row>
        <table:table-row table:style-name="ro2">
          <table:table-cell table:style-name="ce12" office:value-type="string" calcext:value-type="string" table:number-columns-spanned="2" table:number-rows-spanned="1">
            <text:p>技能</text:p>
          </table:table-cell>
          <table:covered-table-cell table:style-name="ce39"/>
          <table:table-cell table:style-name="ce24" table:formula="of:=VLOOKUP(&quot;基本情報.&quot;&amp;[.A7]; data; 4)" office:value-type="string" office:string-value="C，C++，Python，シェルスクリプト，JavaScript，GStreamer，Java SE8，PHP7，PostgreSQL" calcext:value-type="string" table:number-columns-spanned="5" table:number-rows-spanned="1">
            <text:p>C，C++，Python，シェルスクリプト，JavaScript，GStreamer，Java SE8，PHP7，PostgreSQL</text:p>
          </table:table-cell>
          <table:covered-table-cell table:number-columns-repeated="2" table:style-name="ce59"/>
          <table:covered-table-cell table:number-columns-repeated="2" table:style-name="ce63"/>
          <table:table-cell table:number-columns-repeated="2"/>
        </table:table-row>
        <table:table-row table:style-name="ro2">
          <table:table-cell table:style-name="ce14" office:value-type="string" calcext:value-type="string" table:number-columns-spanned="2" table:number-rows-spanned="1">
            <text:p>得意業務</text:p>
          </table:table-cell>
          <table:covered-table-cell table:style-name="ce39"/>
          <table:table-cell table:style-name="ce24" table:formula="of:=VLOOKUP(&quot;基本情報.&quot;&amp;[.A8]; data; 4)" office:value-type="string" office:string-value="数値解析，C++開発" calcext:value-type="string" table:number-columns-spanned="5" table:number-rows-spanned="1">
            <text:p>数値解析，C++開発</text:p>
          </table:table-cell>
          <table:covered-table-cell table:number-columns-repeated="2" table:style-name="ce59"/>
          <table:covered-table-cell table:number-columns-repeated="2" table:style-name="ce63"/>
          <table:table-cell table:number-columns-repeated="2"/>
        </table:table-row>
        <table:table-row table:style-name="ro4">
          <table:table-cell table:style-name="ce19" office:value-type="string" calcext:value-type="string" table:number-columns-spanned="2" table:number-rows-spanned="1">
            <text:p>自己PR</text:p>
          </table:table-cell>
          <table:covered-table-cell table:style-name="ce39"/>
          <table:table-cell table:style-name="ce34" table:formula="of:=VLOOKUP(&quot;基本情報.&quot;&amp;[.A9]; data; 4)" office:value-type="string" office:string-value="　建設コンサルタント企業にて，河川の数値解析，及び構造物の耐震設計，防災システムのQAを経験した。その後，カジノマシンメーカーにて，C++によるマシンのシステム開発に従事。バグ対応，既存システムの改良，新規機能の設計から実装に従事した。SIerにて，通信キャリア向けコアネットワーク開発に従事し，詳細設計，C言語による製造工程，単体試験，結合試験を担当した。ソフト開発会社において，車載搭載機向けの組み込みブラウザの移植業務に従事する。Vue.jsによるUIのカスタマイズ，GStreamerによるマルチメディア制御の基本設計から結合試験までを担当した。業務の傍ら，データ変換ツールや，処理の自動化ツールを開発し，作業効率向上に努めた。&#10;　その他，自己研鑽と趣味として毎年資格試験を受験しており，技術力・教養の向上に励んでいる。最近は特にWeb関係の技術を学んでおり，実際に自分でWordPressやNextcloudなどのPHPのWebサービスを運営したり，技術書を読んで勉強している。" calcext:value-type="string" table:number-columns-spanned="5" table:number-rows-spanned="1">
            <text:p>　建設コンサルタント企業にて，河川の数値解析，及び構造物の耐震設計，防災システムのQAを経験した。その後，カジノマシンメーカーにて，C++によるマシンのシステム開発に従事。バグ対応，既存システムの改良，新規機能の設計から実装に従事した。SIerにて，通信キャリア向けコアネットワーク開発に従事し，詳細設計，C言語による製造工程，単体試験，結合試験を担当した。ソフト開発会社において，車載搭載機向けの組み込みブラウザの移植業務に従事する。Vue.jsによるUIのカスタマイズ，GStreamerによるマルチメディア制御の基本設計から結合試験までを担当した。業務の傍ら，データ変換ツールや，処理の自動化ツールを開発し，作業効率向上に努めた。</text:p>
            <text:p>　その他，自己研鑽と趣味として毎年資格試験を受験しており，技術力・教養の向上に励んでいる。最近は特にWeb関係の技術を学んでおり，実際に自分でWordPressやNextcloudなどのPHPのWebサービスを運営したり，技術書を読んで勉強している。</text:p>
          </table:table-cell>
          <table:covered-table-cell table:number-columns-repeated="3" table:style-name="ce60"/>
          <table:covered-table-cell table:style-name="ce83"/>
          <table:table-cell table:number-columns-repeated="2"/>
        </table:table-row>
        <table:table-row table:style-name="ro5">
          <table:table-cell table:style-name="ce17" office:value-type="string" calcext:value-type="string">
            <text:p>No.</text:p>
          </table:table-cell>
          <table:table-cell table:style-name="ce23" office:value-type="string" calcext:value-type="string" table:number-columns-spanned="2" table:number-rows-spanned="1">
            <text:p>基本情報</text:p>
          </table:table-cell>
          <table:covered-table-cell table:style-name="ce45"/>
          <table:table-cell table:style-name="ce23" office:value-type="string" calcext:value-type="string" table:number-columns-spanned="2" table:number-rows-spanned="1">
            <text:p>業務内容</text:p>
          </table:table-cell>
          <table:covered-table-cell table:style-name="ce68"/>
          <table:table-cell table:style-name="ce23" office:value-type="string" calcext:value-type="string" table:number-columns-spanned="2" table:number-rows-spanned="1">
            <text:p>環境</text:p>
          </table:table-cell>
          <table:covered-table-cell table:style-name="ce45"/>
          <table:table-cell table:number-columns-repeated="2"/>
        </table:table-row>
        <table:table-row table:style-name="ro2">
          <table:table-cell table:style-name="ce17" office:value-type="float" office:value="5" calcext:value-type="float">
            <text:p>5</text:p>
          </table:table-cell>
          <table:table-cell table:style-name="ce17" office:value-type="string" calcext:value-type="string">
            <text:p>業務名</text:p>
          </table:table-cell>
          <table:table-cell table:style-name="ce27" table:formula="of:=VLOOKUP(&quot;業務&quot;&amp;[.$A11]&amp;&quot;.&quot;&amp;[.B11]; data; 4)" office:value-type="string" office:string-value="キー操作効率化ツール開発" calcext:value-type="string" table:number-columns-spanned="5" table:number-rows-spanned="1">
            <text:p>キー操作効率化ツール開発</text:p>
          </table:table-cell>
          <table:covered-table-cell table:number-columns-repeated="3" table:style-name="ce68"/>
          <table:covered-table-cell table:style-name="ce45"/>
          <table:table-cell table:number-columns-repeated="2"/>
        </table:table-row>
        <table:table-row table:style-name="ro2">
          <table:table-cell table:style-name="ce30" office:value-type="float" office:value="5" calcext:value-type="float">
            <text:p>5</text:p>
          </table:table-cell>
          <table:table-cell table:style-name="ce17" office:value-type="string" calcext:value-type="string">
            <text:p>稼働</text:p>
          </table:table-cell>
          <table:table-cell table:style-name="ce29" table:formula="of:=VLOOKUP(&quot;業務&quot;&amp;[.$A12]&amp;&quot;.&quot;&amp;[.B12]; data; 4)" office:value-type="string" office:string-value="6か月" calcext:value-type="string">
            <text:p>6か月</text:p>
          </table:table-cell>
          <table:table-cell table:style-name="ce17" office:value-type="string" calcext:value-type="string">
            <text:p>概要</text:p>
          </table:table-cell>
          <table:table-cell table:style-name="ce50" table:formula="of:=VLOOKUP(&quot;業務&quot;&amp;[.$A12]&amp;&quot;.&quot;&amp;[.D12]; data; 4)" office:value-type="string" office:string-value="Windows 10のGoogle日本語入力で全角・半角の切り替えの手間を省くため，デフォルトの入力モード (半角・全角) の画面ごとの自動変更ツールを開発する。" calcext:value-type="string" table:number-columns-spanned="1" table:number-rows-spanned="3">
            <text:p>Windows 10のGoogle日本語入力で全角・半角の切り替えの手間を省くため，デフォルトの入力モード (半角・全角) の画面ごとの自動変更ツールを開発する。</text:p>
          </table:table-cell>
          <table:table-cell table:style-name="ce17" office:value-type="string" calcext:value-type="string">
            <text:p>OS/HW</text:p>
          </table:table-cell>
          <table:table-cell table:style-name="ce29" table:formula="of:=VLOOKUP(&quot;業務&quot;&amp;[.$A12]&amp;&quot;.&quot;&amp;[.F12]; data; 4)" office:value-type="string" office:string-value="Windows 10 Pro" calcext:value-type="string">
            <text:p>Windows 10 Pro</text:p>
          </table:table-cell>
          <table:table-cell table:number-columns-repeated="2"/>
        </table:table-row>
        <table:table-row table:style-name="ro2">
          <table:table-cell table:style-name="ce30" office:value-type="float" office:value="5" calcext:value-type="float">
            <text:p>5</text:p>
          </table:table-cell>
          <table:table-cell table:style-name="ce17" office:value-type="string" calcext:value-type="string">
            <text:p>期間</text:p>
          </table:table-cell>
          <table:table-cell table:style-name="ce29" table:formula="of:=VLOOKUP(&quot;業務&quot;&amp;[.$A13]&amp;&quot;.&quot;&amp;[.B13]; data; 4)" office:value-type="string" office:string-value="2019年07月〜2019年12月" calcext:value-type="string">
            <text:p>2019年07月〜2019年12月</text:p>
          </table:table-cell>
          <table:table-cell table:style-name="ce47"/>
          <table:covered-table-cell table:style-name="ce52"/>
          <table:table-cell table:style-name="ce17" office:value-type="string" calcext:value-type="string">
            <text:p>言語</text:p>
          </table:table-cell>
          <table:table-cell table:style-name="ce29" table:formula="of:=VLOOKUP(&quot;業務&quot;&amp;[.$A13]&amp;&quot;.&quot;&amp;[.F13]; data; 4)" office:value-type="string" office:string-value="Python3" calcext:value-type="string">
            <text:p>Python3</text:p>
          </table:table-cell>
          <table:table-cell table:number-columns-repeated="2"/>
        </table:table-row>
        <table:table-row table:style-name="ro6">
          <table:table-cell table:style-name="ce30" office:value-type="float" office:value="5" calcext:value-type="float">
            <text:p>5</text:p>
          </table:table-cell>
          <table:table-cell table:style-name="ce17" office:value-type="string" calcext:value-type="string">
            <text:p>要員</text:p>
          </table:table-cell>
          <table:table-cell table:style-name="ce29" table:formula="of:=VLOOKUP(&quot;業務&quot;&amp;[.$A14]&amp;&quot;.&quot;&amp;[.B14]; data; 4)" office:value-type="string" office:string-value="1名" calcext:value-type="string">
            <text:p>1名</text:p>
          </table:table-cell>
          <table:table-cell table:style-name="ce47"/>
          <table:covered-table-cell table:style-name="ce52"/>
          <table:table-cell table:style-name="ce17" office:value-type="string" calcext:value-type="string">
            <text:p>FW/MW</text:p>
          </table:table-cell>
          <table:table-cell table:style-name="ce29" table:formula="of:=VLOOKUP(&quot;業務&quot;&amp;[.$A14]&amp;&quot;.&quot;&amp;[.F14]; data; 4)" office:value-type="string" office:string-value="Keyhac" calcext:value-type="string">
            <text:p>Keyhac</text:p>
          </table:table-cell>
          <table:table-cell table:number-columns-repeated="2"/>
        </table:table-row>
        <table:table-row table:style-name="ro2">
          <table:table-cell table:style-name="ce30" office:value-type="float" office:value="5" calcext:value-type="float">
            <text:p>5</text:p>
          </table:table-cell>
          <table:table-cell table:style-name="ce17" office:value-type="string" calcext:value-type="string">
            <text:p>役割</text:p>
          </table:table-cell>
          <table:table-cell table:style-name="ce29" table:formula="of:=VLOOKUP(&quot;業務&quot;&amp;[.$A15]&amp;&quot;.&quot;&amp;[.B15]; data; 4)" office:value-type="string" office:string-value="PM, 開発メンバー" calcext:value-type="string">
            <text:p>PM, 開発メンバー</text:p>
          </table:table-cell>
          <table:table-cell table:style-name="ce17" office:value-type="string" calcext:value-type="string">
            <text:p>詳細</text:p>
          </table:table-cell>
          <table:table-cell table:style-name="ce50" table:formula="of:=VLOOKUP(&quot;業務&quot;&amp;[.$A15]&amp;&quot;.&quot;&amp;[.D15]; data; 4)" office:value-type="string" office:string-value="・スケジュール管理・顧客対応&#10;・技術調査・実装検討&#10;・機能実装・動作確認&#10;・説明資料作成" calcext:value-type="string" table:number-columns-spanned="1" table:number-rows-spanned="2">
            <text:p>・スケジュール管理・顧客対応</text:p>
            <text:p>・技術調査・実装検討</text:p>
            <text:p>・機能実装・動作確認</text:p>
            <text:p>・説明資料作成</text:p>
          </table:table-cell>
          <table:table-cell table:style-name="ce17" office:value-type="string" calcext:value-type="string">
            <text:p>VCS/BTS</text:p>
          </table:table-cell>
          <table:table-cell table:style-name="ce29" table:formula="of:=VLOOKUP(&quot;業務&quot;&amp;[.$A15]&amp;&quot;.&quot;&amp;[.F15]; data; 4)" office:value-type="string" office:string-value="Git" calcext:value-type="string">
            <text:p>Git</text:p>
          </table:table-cell>
          <table:table-cell table:number-columns-repeated="2"/>
        </table:table-row>
        <table:table-row table:style-name="ro7">
          <table:table-cell table:style-name="ce30" office:value-type="float" office:value="5" calcext:value-type="float">
            <text:p>5</text:p>
          </table:table-cell>
          <table:table-cell table:style-name="ce17" office:value-type="string" calcext:value-type="string">
            <text:p>工程</text:p>
          </table:table-cell>
          <table:table-cell table:style-name="ce29" table:formula="of:=VLOOKUP(&quot;業務&quot;&amp;[.$A16]&amp;&quot;.&quot;&amp;[.B16]; data; 4)" office:value-type="string" office:string-value="基本設計，製造，単体試験" calcext:value-type="string">
            <text:p>基本設計，製造，単体試験</text:p>
          </table:table-cell>
          <table:table-cell table:style-name="ce47"/>
          <table:covered-table-cell table:style-name="ce53"/>
          <table:table-cell table:style-name="ce17" office:value-type="string" calcext:value-type="string">
            <text:p>ツール</text:p>
          </table:table-cell>
          <table:table-cell table:style-name="ce29" table:formula="of:=VLOOKUP(&quot;業務&quot;&amp;[.$A16]&amp;&quot;.&quot;&amp;[.F16]; data; 4)" office:value-type="string" office:string-value="Vim, Visual Studio 2015, Markdown" calcext:value-type="string">
            <text:p>Vim, Visual Studio 2015, Markdown</text:p>
          </table:table-cell>
          <table:table-cell table:number-columns-repeated="2"/>
        </table:table-row>
        <table:table-row table:style-name="ro2">
          <table:table-cell table:style-name="ce17" office:value-type="float" office:value="4" calcext:value-type="float">
            <text:p>4</text:p>
          </table:table-cell>
          <table:table-cell table:style-name="ce17" office:value-type="string" calcext:value-type="string">
            <text:p>業務名</text:p>
          </table:table-cell>
          <table:table-cell table:style-name="ce27" table:formula="of:=VLOOKUP(&quot;業務&quot;&amp;[.$A17]&amp;&quot;.&quot;&amp;[.B17]; data; 4)" office:value-type="string" office:string-value="車載搭載機向け組み込みブラウザー移植開発" calcext:value-type="string" table:number-columns-spanned="5" table:number-rows-spanned="1">
            <text:p>車載搭載機向け組み込みブラウザー移植開発</text:p>
          </table:table-cell>
          <table:covered-table-cell table:style-name="ce47"/>
          <table:covered-table-cell table:style-name="ce71"/>
          <table:covered-table-cell table:style-name="ce47"/>
          <table:covered-table-cell table:style-name="ce84"/>
          <table:table-cell table:number-columns-repeated="2"/>
        </table:table-row>
        <table:table-row table:style-name="ro2">
          <table:table-cell table:style-name="ce30" office:value-type="float" office:value="4" calcext:value-type="float">
            <text:p>4</text:p>
          </table:table-cell>
          <table:table-cell table:style-name="ce17" office:value-type="string" calcext:value-type="string">
            <text:p>稼働</text:p>
          </table:table-cell>
          <table:table-cell table:style-name="ce29" table:formula="of:=VLOOKUP(&quot;業務&quot;&amp;[.$A18]&amp;&quot;.&quot;&amp;[.B18]; data; 4)" office:value-type="string" office:string-value="1年" calcext:value-type="string">
            <text:p>1年</text:p>
          </table:table-cell>
          <table:table-cell table:style-name="ce17" office:value-type="string" calcext:value-type="string">
            <text:p>概要</text:p>
          </table:table-cell>
          <table:table-cell table:style-name="ce50" table:formula="of:=VLOOKUP(&quot;業務&quot;&amp;[.$A18]&amp;&quot;.&quot;&amp;[.D18]; data; 4)" office:value-type="string" office:string-value="次期車載搭載機製品の1機能のブラウザー機能を開発する。主にタッチ機能，IPC通信による命令送受信，メディア再生機能を車載機本体機能に対応した形で既存組み込みブラウザー製品を移植開発する。" calcext:value-type="string" table:number-columns-spanned="1" table:number-rows-spanned="3">
            <text:p>次期車載搭載機製品の1機能のブラウザー機能を開発する。主にタッチ機能，IPC通信による命令送受信，メディア再生機能を車載機本体機能に対応した形で既存組み込みブラウザー製品を移植開発する。</text:p>
          </table:table-cell>
          <table:table-cell table:style-name="ce17" office:value-type="string" calcext:value-type="string">
            <text:p>OS/HW</text:p>
          </table:table-cell>
          <table:table-cell table:style-name="ce29" table:formula="of:=VLOOKUP(&quot;業務&quot;&amp;[.$A18]&amp;&quot;.&quot;&amp;[.F18]; data; 4)" office:value-type="string" office:string-value="Ubuntu 14.04" calcext:value-type="string">
            <text:p>Ubuntu 14.04</text:p>
          </table:table-cell>
          <table:table-cell table:number-columns-repeated="2"/>
        </table:table-row>
        <table:table-row table:style-name="ro2">
          <table:table-cell table:style-name="ce30" office:value-type="float" office:value="4" calcext:value-type="float">
            <text:p>4</text:p>
          </table:table-cell>
          <table:table-cell table:style-name="ce17" office:value-type="string" calcext:value-type="string">
            <text:p>期間</text:p>
          </table:table-cell>
          <table:table-cell table:style-name="ce29" table:formula="of:=VLOOKUP(&quot;業務&quot;&amp;[.$A19]&amp;&quot;.&quot;&amp;[.B19]; data; 4)" office:value-type="string" office:string-value="2019年01月〜2019年12月" calcext:value-type="string">
            <text:p>2019年01月〜2019年12月</text:p>
          </table:table-cell>
          <table:table-cell table:style-name="ce47"/>
          <table:covered-table-cell table:style-name="ce75"/>
          <table:table-cell table:style-name="ce17" office:value-type="string" calcext:value-type="string">
            <text:p>言語</text:p>
          </table:table-cell>
          <table:table-cell table:style-name="ce29" table:formula="of:=VLOOKUP(&quot;業務&quot;&amp;[.$A19]&amp;&quot;.&quot;&amp;[.F19]; data; 4)" office:value-type="string" office:string-value="C , C++, JavaScript" calcext:value-type="string">
            <text:p>C , C++, JavaScript</text:p>
          </table:table-cell>
          <table:table-cell table:number-columns-repeated="2"/>
        </table:table-row>
        <table:table-row table:style-name="ro8">
          <table:table-cell table:style-name="ce30" office:value-type="float" office:value="4" calcext:value-type="float">
            <text:p>4</text:p>
          </table:table-cell>
          <table:table-cell table:style-name="ce17" office:value-type="string" calcext:value-type="string">
            <text:p>要員</text:p>
          </table:table-cell>
          <table:table-cell table:style-name="ce29" table:formula="of:=VLOOKUP(&quot;業務&quot;&amp;[.$A20]&amp;&quot;.&quot;&amp;[.B20]; data; 4)" office:value-type="string" office:string-value="3-5名" calcext:value-type="string">
            <text:p>3-5名</text:p>
          </table:table-cell>
          <table:table-cell table:style-name="ce47"/>
          <table:covered-table-cell table:style-name="ce75"/>
          <table:table-cell table:style-name="ce17" office:value-type="string" calcext:value-type="string">
            <text:p>FW/MW</text:p>
          </table:table-cell>
          <table:table-cell table:style-name="ce29" table:formula="of:=VLOOKUP(&quot;業務&quot;&amp;[.$A20]&amp;&quot;.&quot;&amp;[.F20]; data; 4)" office:value-type="string" office:string-value="Chromium (CEF), GStreamer, Vue.js" calcext:value-type="string">
            <text:p>Chromium (CEF), GStreamer, Vue.js</text:p>
          </table:table-cell>
          <table:table-cell table:number-columns-repeated="2"/>
        </table:table-row>
        <table:table-row table:style-name="ro2">
          <table:table-cell table:style-name="ce30" office:value-type="float" office:value="4" calcext:value-type="float">
            <text:p>4</text:p>
          </table:table-cell>
          <table:table-cell table:style-name="ce17" office:value-type="string" calcext:value-type="string">
            <text:p>役割</text:p>
          </table:table-cell>
          <table:table-cell table:style-name="ce29" table:formula="of:=VLOOKUP(&quot;業務&quot;&amp;[.$A21]&amp;&quot;.&quot;&amp;[.B21]; data; 4)" office:value-type="string" office:string-value="開発メンバー" calcext:value-type="string">
            <text:p>開発メンバー</text:p>
          </table:table-cell>
          <table:table-cell table:style-name="ce17" office:value-type="string" calcext:value-type="string">
            <text:p>詳細</text:p>
          </table:table-cell>
          <table:table-cell table:style-name="ce50" table:formula="of:=VLOOKUP(&quot;業務&quot;&amp;[.$A21]&amp;&quot;.&quot;&amp;[.D21]; data; 4)" office:value-type="string" office:string-value="・Vue.jsによる既存製品のUIカスタマイズ&#10;・YouTube動画などのHTML MSEによる動画・音声再生のため，GStreamerを使ったマルチメディアプレイヤー機能を実装&#10;・設計書では顧客要望にもとづき，ユースケース図，シーケンス図，クラス図を作成" calcext:value-type="string" table:number-columns-spanned="1" table:number-rows-spanned="2">
            <text:p>・Vue.jsによる既存製品のUIカスタマイズ</text:p>
            <text:p>・YouTube動画などのHTML MSEによる動画・音声再生のため，GStreamerを使ったマルチメディアプレイヤー機能を実装</text:p>
            <text:p>・設計書では顧客要望にもとづき，ユースケース図，シーケンス図，クラス図を作成</text:p>
          </table:table-cell>
          <table:table-cell table:style-name="ce17" office:value-type="string" calcext:value-type="string">
            <text:p>VCS/BTS</text:p>
          </table:table-cell>
          <table:table-cell table:style-name="ce29" table:formula="of:=VLOOKUP(&quot;業務&quot;&amp;[.$A21]&amp;&quot;.&quot;&amp;[.F21]; data; 4)" office:value-type="string" office:string-value="Git, Redmine" calcext:value-type="string">
            <text:p>Git, Redmine</text:p>
          </table:table-cell>
          <table:table-cell table:number-columns-repeated="2"/>
        </table:table-row>
        <table:table-row table:style-name="ro9">
          <table:table-cell table:style-name="ce30" office:value-type="float" office:value="4" calcext:value-type="float">
            <text:p>4</text:p>
          </table:table-cell>
          <table:table-cell table:style-name="ce17" office:value-type="string" calcext:value-type="string">
            <text:p>工程</text:p>
          </table:table-cell>
          <table:table-cell table:style-name="ce29" table:formula="of:=VLOOKUP(&quot;業務&quot;&amp;[.$A22]&amp;&quot;.&quot;&amp;[.B22]; data; 4)" office:value-type="string" office:string-value="基本設計，詳細設計，製造，単体試験，結合試験" calcext:value-type="string">
            <text:p>基本設計，詳細設計，製造，単体試験，結合試験</text:p>
          </table:table-cell>
          <table:table-cell table:style-name="ce47"/>
          <table:covered-table-cell table:style-name="ce76"/>
          <table:table-cell table:style-name="ce17" office:value-type="string" calcext:value-type="string">
            <text:p>ツール</text:p>
          </table:table-cell>
          <table:table-cell table:style-name="ce29" table:formula="of:=VLOOKUP(&quot;業務&quot;&amp;[.$A22]&amp;&quot;.&quot;&amp;[.F22]; data; 4)" office:value-type="string" office:string-value="Vim, Valgrind, PlantUML, MS Word, MS Excel" calcext:value-type="string">
            <text:p>Vim, Valgrind, PlantUML, MS Word, MS Excel</text:p>
          </table:table-cell>
          <table:table-cell table:number-columns-repeated="2"/>
        </table:table-row>
        <table:table-row table:style-name="ro2">
          <table:table-cell table:style-name="ce17" office:value-type="float" office:value="3" calcext:value-type="float">
            <text:p>3</text:p>
          </table:table-cell>
          <table:table-cell table:style-name="ce17" office:value-type="string" calcext:value-type="string">
            <text:p>業務名</text:p>
          </table:table-cell>
          <table:table-cell table:style-name="ce27" table:formula="of:=VLOOKUP(&quot;業務&quot;&amp;[.$A23]&amp;&quot;.&quot;&amp;[.B23]; data; 4)" office:value-type="string" office:string-value="通信キャリアー内コアネットワークシステム開発" calcext:value-type="string" table:number-columns-spanned="5" table:number-rows-spanned="1">
            <text:p>通信キャリアー内コアネットワークシステム開発</text:p>
          </table:table-cell>
          <table:covered-table-cell table:style-name="ce47"/>
          <table:covered-table-cell table:style-name="ce71"/>
          <table:covered-table-cell table:style-name="ce47"/>
          <table:covered-table-cell table:style-name="ce84"/>
          <table:table-cell table:number-columns-repeated="2"/>
        </table:table-row>
        <table:table-row table:style-name="ro2">
          <table:table-cell table:style-name="ce30" office:value-type="float" office:value="3" calcext:value-type="float">
            <text:p>3</text:p>
          </table:table-cell>
          <table:table-cell table:style-name="ce17" office:value-type="string" calcext:value-type="string">
            <text:p>稼働</text:p>
          </table:table-cell>
          <table:table-cell table:style-name="ce29" table:formula="of:=VLOOKUP(&quot;業務&quot;&amp;[.$A24]&amp;&quot;.&quot;&amp;[.B24]; data; 4)" office:value-type="string" office:string-value="9か月" calcext:value-type="string">
            <text:p>9か月</text:p>
          </table:table-cell>
          <table:table-cell table:style-name="ce17" office:value-type="string" calcext:value-type="string">
            <text:p>概要</text:p>
          </table:table-cell>
          <table:table-cell table:style-name="ce58" table:formula="of:=VLOOKUP(&quot;業務&quot;&amp;[.$A24]&amp;&quot;.&quot;&amp;[.D24]; data; 4)" office:value-type="string" office:string-value="大手通信キャリアーの基地局内システムで使用される保守コマンドの改修開発を行う。" calcext:value-type="string" table:number-columns-spanned="1" table:number-rows-spanned="3">
            <text:p>大手通信キャリアーの基地局内システムで使用される保守コマンドの改修開発を行う。</text:p>
          </table:table-cell>
          <table:table-cell table:style-name="ce17" office:value-type="string" calcext:value-type="string">
            <text:p>OS/HW</text:p>
          </table:table-cell>
          <table:table-cell table:style-name="ce29" table:formula="of:=VLOOKUP(&quot;業務&quot;&amp;[.$A24]&amp;&quot;.&quot;&amp;[.F24]; data; 4)" office:value-type="string" office:string-value="MontaVista Linux" calcext:value-type="string">
            <text:p>MontaVista Linux</text:p>
          </table:table-cell>
          <table:table-cell table:number-columns-repeated="2"/>
        </table:table-row>
        <table:table-row table:style-name="ro2">
          <table:table-cell table:style-name="ce30" office:value-type="float" office:value="3" calcext:value-type="float">
            <text:p>3</text:p>
          </table:table-cell>
          <table:table-cell table:style-name="ce17" office:value-type="string" calcext:value-type="string">
            <text:p>期間</text:p>
          </table:table-cell>
          <table:table-cell table:style-name="ce29" table:formula="of:=VLOOKUP(&quot;業務&quot;&amp;[.$A25]&amp;&quot;.&quot;&amp;[.B25]; data; 4)" office:value-type="string" office:string-value="2018年04月〜2019年12月" calcext:value-type="string">
            <text:p>2018年04月〜2019年12月</text:p>
          </table:table-cell>
          <table:table-cell table:style-name="ce47"/>
          <table:covered-table-cell table:style-name="ce75"/>
          <table:table-cell table:style-name="ce17" office:value-type="string" calcext:value-type="string">
            <text:p>言語</text:p>
          </table:table-cell>
          <table:table-cell table:style-name="ce29" table:formula="of:=VLOOKUP(&quot;業務&quot;&amp;[.$A25]&amp;&quot;.&quot;&amp;[.F25]; data; 4)" office:value-type="string" office:string-value="C" calcext:value-type="string">
            <text:p>C</text:p>
          </table:table-cell>
          <table:table-cell table:number-columns-repeated="2"/>
        </table:table-row>
        <table:table-row table:style-name="ro2">
          <table:table-cell table:style-name="ce30" office:value-type="float" office:value="3" calcext:value-type="float">
            <text:p>3</text:p>
          </table:table-cell>
          <table:table-cell table:style-name="ce17" office:value-type="string" calcext:value-type="string">
            <text:p>要員</text:p>
          </table:table-cell>
          <table:table-cell table:style-name="ce29" table:formula="of:=VLOOKUP(&quot;業務&quot;&amp;[.$A26]&amp;&quot;.&quot;&amp;[.B26]; data; 4)" office:value-type="string" office:string-value="6-10名" calcext:value-type="string">
            <text:p>6-10名</text:p>
          </table:table-cell>
          <table:table-cell table:style-name="ce47"/>
          <table:covered-table-cell table:style-name="ce75"/>
          <table:table-cell table:style-name="ce17" office:value-type="string" calcext:value-type="string">
            <text:p>FW/MW</text:p>
          </table:table-cell>
          <table:table-cell table:style-name="ce29" table:formula="of:=VLOOKUP(&quot;業務&quot;&amp;[.$A26]&amp;&quot;.&quot;&amp;[.F26]; data; 4)" office:value-type="string" office:string-value="TimesTen" calcext:value-type="string">
            <text:p>TimesTen</text:p>
          </table:table-cell>
          <table:table-cell table:number-columns-repeated="2"/>
        </table:table-row>
        <table:table-row table:style-name="ro10">
          <table:table-cell table:style-name="ce30" office:value-type="float" office:value="3" calcext:value-type="float">
            <text:p>3</text:p>
          </table:table-cell>
          <table:table-cell table:style-name="ce17" office:value-type="string" calcext:value-type="string">
            <text:p>役割</text:p>
          </table:table-cell>
          <table:table-cell table:style-name="ce29" table:formula="of:=VLOOKUP(&quot;業務&quot;&amp;[.$A27]&amp;&quot;.&quot;&amp;[.B27]; data; 4)" office:value-type="string" office:string-value="開発メンバー，QA，新人指導" calcext:value-type="string">
            <text:p>開発メンバー，QA，新人指導</text:p>
          </table:table-cell>
          <table:table-cell table:style-name="ce17" office:value-type="string" calcext:value-type="string">
            <text:p>詳細</text:p>
          </table:table-cell>
          <table:table-cell table:style-name="ce58" table:formula="of:=VLOOKUP(&quot;業務&quot;&amp;[.$A27]&amp;&quot;.&quot;&amp;[.D27]; data; 4)" office:value-type="string" office:string-value="・顧客管理機能試験&#10;・ヘルスチェック機能開発&#10;・サービス加入者データ管理機能試験&#10;・シーケンス図とフローチャートの作成" calcext:value-type="string" table:number-columns-spanned="1" table:number-rows-spanned="2">
            <text:p>・顧客管理機能試験</text:p>
            <text:p>・ヘルスチェック機能開発</text:p>
            <text:p>・サービス加入者データ管理機能試験</text:p>
            <text:p>・シーケンス図とフローチャートの作成</text:p>
          </table:table-cell>
          <table:table-cell table:style-name="ce17" office:value-type="string" calcext:value-type="string">
            <text:p>VCS/BTS</text:p>
          </table:table-cell>
          <table:table-cell table:style-name="ce29" table:formula="of:=VLOOKUP(&quot;業務&quot;&amp;[.$A27]&amp;&quot;.&quot;&amp;[.F27]; data; 4)" office:value-type="float" office:value="0" calcext:value-type="float">
            <text:p/>
          </table:table-cell>
          <table:table-cell table:number-columns-repeated="2"/>
        </table:table-row>
        <table:table-row table:style-name="ro11">
          <table:table-cell table:style-name="ce30" office:value-type="float" office:value="3" calcext:value-type="float">
            <text:p>3</text:p>
          </table:table-cell>
          <table:table-cell table:style-name="ce17" office:value-type="string" calcext:value-type="string">
            <text:p>工程</text:p>
          </table:table-cell>
          <table:table-cell table:style-name="ce29" table:formula="of:=VLOOKUP(&quot;業務&quot;&amp;[.$A28]&amp;&quot;.&quot;&amp;[.B28]; data; 4)" office:value-type="string" office:string-value="詳細設計，製造，単体試験，結合試験" calcext:value-type="string">
            <text:p>詳細設計，製造，単体試験，結合試験</text:p>
          </table:table-cell>
          <table:table-cell table:style-name="ce47"/>
          <table:covered-table-cell table:style-name="ce76"/>
          <table:table-cell table:style-name="ce17" office:value-type="string" calcext:value-type="string">
            <text:p>ツール</text:p>
          </table:table-cell>
          <table:table-cell table:style-name="ce29" table:formula="of:=VLOOKUP(&quot;業務&quot;&amp;[.$A28]&amp;&quot;.&quot;&amp;[.F28]; data; 4)" office:value-type="string" office:string-value="MS Word, MS Excel, GDB, 秀丸" calcext:value-type="string">
            <text:p>MS Word, MS Excel, GDB, 秀丸</text:p>
          </table:table-cell>
          <table:table-cell table:number-columns-repeated="2"/>
        </table:table-row>
        <table:table-row table:style-name="ro2">
          <table:table-cell table:style-name="ce17" office:value-type="float" office:value="2" calcext:value-type="float">
            <text:p>2</text:p>
          </table:table-cell>
          <table:table-cell table:style-name="ce17" office:value-type="string" calcext:value-type="string">
            <text:p>業務名</text:p>
          </table:table-cell>
          <table:table-cell table:style-name="ce27" table:formula="of:=VLOOKUP(&quot;業務&quot;&amp;[.$A29]&amp;&quot;.&quot;&amp;[.B29]; data; 4)" office:value-type="string" office:string-value="海外向け遊戯機器開発" calcext:value-type="string" table:number-columns-spanned="5" table:number-rows-spanned="1">
            <text:p>海外向け遊戯機器開発</text:p>
          </table:table-cell>
          <table:covered-table-cell table:style-name="ce47"/>
          <table:covered-table-cell table:style-name="ce71"/>
          <table:covered-table-cell table:style-name="ce47"/>
          <table:covered-table-cell table:style-name="ce84"/>
          <table:table-cell table:number-columns-repeated="2"/>
        </table:table-row>
        <table:table-row table:style-name="ro2">
          <table:table-cell table:style-name="ce30" office:value-type="float" office:value="2" calcext:value-type="float">
            <text:p>2</text:p>
          </table:table-cell>
          <table:table-cell table:style-name="ce17" office:value-type="string" calcext:value-type="string">
            <text:p>稼働</text:p>
          </table:table-cell>
          <table:table-cell table:style-name="ce29" table:formula="of:=VLOOKUP(&quot;業務&quot;&amp;[.$A30]&amp;&quot;.&quot;&amp;[.B30]; data; 4)" office:value-type="string" office:string-value="2年" calcext:value-type="string">
            <text:p>2年</text:p>
          </table:table-cell>
          <table:table-cell table:style-name="ce17" office:value-type="string" calcext:value-type="string">
            <text:p>概要</text:p>
          </table:table-cell>
          <table:table-cell table:style-name="ce58" table:formula="of:=VLOOKUP(&quot;業務&quot;&amp;[.$A30]&amp;&quot;.&quot;&amp;[.D30]; data; 4)" office:value-type="string" office:string-value="海外カジノに設営されるスロットマシンの制御システムの内，アプリケーション関係システムの保守及び新規レギュレーションに対応する機能を開発する。" calcext:value-type="string" table:number-columns-spanned="1" table:number-rows-spanned="3">
            <text:p>海外カジノに設営されるスロットマシンの制御システムの内，アプリケーション関係システムの保守及び新規レギュレーションに対応する機能を開発する。</text:p>
          </table:table-cell>
          <table:table-cell table:style-name="ce17" office:value-type="string" calcext:value-type="string">
            <text:p>OS/HW</text:p>
          </table:table-cell>
          <table:table-cell table:style-name="ce29" table:formula="of:=VLOOKUP(&quot;業務&quot;&amp;[.$A30]&amp;&quot;.&quot;&amp;[.F30]; data; 4)" office:value-type="string" office:string-value="Fedora 19" calcext:value-type="string">
            <text:p>Fedora 19</text:p>
          </table:table-cell>
          <table:table-cell table:number-columns-repeated="2"/>
        </table:table-row>
        <table:table-row table:style-name="ro10">
          <table:table-cell table:style-name="ce30" office:value-type="float" office:value="2" calcext:value-type="float">
            <text:p>2</text:p>
          </table:table-cell>
          <table:table-cell table:style-name="ce17" office:value-type="string" calcext:value-type="string">
            <text:p>期間</text:p>
          </table:table-cell>
          <table:table-cell table:style-name="ce29" table:formula="of:=VLOOKUP(&quot;業務&quot;&amp;[.$A31]&amp;&quot;.&quot;&amp;[.B31]; data; 4)" office:value-type="string" office:string-value="2016年04月〜2018年03月" calcext:value-type="string">
            <text:p>2016年04月〜2018年03月</text:p>
          </table:table-cell>
          <table:table-cell table:style-name="ce47"/>
          <table:covered-table-cell table:style-name="ce75"/>
          <table:table-cell table:style-name="ce17" office:value-type="string" calcext:value-type="string">
            <text:p>言語</text:p>
          </table:table-cell>
          <table:table-cell table:style-name="ce29" table:formula="of:=VLOOKUP(&quot;業務&quot;&amp;[.$A31]&amp;&quot;.&quot;&amp;[.F31]; data; 4)" office:value-type="string" office:string-value="C, C++, シェルスクリプト, JavaScript" calcext:value-type="string">
            <text:p>C, C++, シェルスクリプト, JavaScript</text:p>
          </table:table-cell>
          <table:table-cell table:number-columns-repeated="2"/>
        </table:table-row>
        <table:table-row table:style-name="ro2">
          <table:table-cell table:style-name="ce30" office:value-type="float" office:value="2" calcext:value-type="float">
            <text:p>2</text:p>
          </table:table-cell>
          <table:table-cell table:style-name="ce17" office:value-type="string" calcext:value-type="string">
            <text:p>要員</text:p>
          </table:table-cell>
          <table:table-cell table:style-name="ce29" table:formula="of:=VLOOKUP(&quot;業務&quot;&amp;[.$A32]&amp;&quot;.&quot;&amp;[.B32]; data; 4)" office:value-type="string" office:string-value="1-6名" calcext:value-type="string">
            <text:p>1-6名</text:p>
          </table:table-cell>
          <table:table-cell table:style-name="ce47"/>
          <table:covered-table-cell table:style-name="ce75"/>
          <table:table-cell table:style-name="ce17" office:value-type="string" calcext:value-type="string">
            <text:p>FW/MW</text:p>
          </table:table-cell>
          <table:table-cell table:style-name="ce29" table:formula="of:=VLOOKUP(&quot;業務&quot;&amp;[.$A32]&amp;&quot;.&quot;&amp;[.F32]; data; 4)" office:value-type="string" office:string-value="HTA, JBoss, EJBCA" calcext:value-type="string">
            <text:p>HTA, JBoss, EJBCA</text:p>
          </table:table-cell>
          <table:table-cell table:number-columns-repeated="2"/>
        </table:table-row>
        <table:table-row table:style-name="ro10">
          <table:table-cell table:style-name="ce30" office:value-type="float" office:value="2" calcext:value-type="float">
            <text:p>2</text:p>
          </table:table-cell>
          <table:table-cell table:style-name="ce17" office:value-type="string" calcext:value-type="string">
            <text:p>役割</text:p>
          </table:table-cell>
          <table:table-cell table:style-name="ce29" table:formula="of:=VLOOKUP(&quot;業務&quot;&amp;[.$A33]&amp;&quot;.&quot;&amp;[.B33]; data; 4)" office:value-type="string" office:string-value="開発メンバー" calcext:value-type="string">
            <text:p>開発メンバー</text:p>
          </table:table-cell>
          <table:table-cell table:style-name="ce17" office:value-type="string" calcext:value-type="string">
            <text:p>詳細</text:p>
          </table:table-cell>
          <table:table-cell table:style-name="ce61" table:formula="of:=VLOOKUP(&quot;業務&quot;&amp;[.$A33]&amp;&quot;.&quot;&amp;[.D33]; data; 4)" office:value-type="string" office:string-value="・システムの機能実装，デバッグ作業&#10;・PKI通信の検証用CAサーバー (JBoss/EJBCA) の構築•動作検証&#10;・動作確認用英文/和文ドキュメント作成&#10;・海外申請機関での現地試験の海外出張&#10;・利用者特性解析機能を実装&#10;・リリースデータのバックアップツール作成" calcext:value-type="string" table:number-columns-spanned="1" table:number-rows-spanned="2">
            <text:p>・システムの機能実装，デバッグ作業</text:p>
            <text:p>・PKI通信の検証用CAサーバー (JBoss/EJBCA) の構築•動作検証</text:p>
            <text:p>・動作確認用英文/和文ドキュメント作成</text:p>
            <text:p>・海外申請機関での現地試験の海外出張</text:p>
            <text:p>・利用者特性解析機能を実装</text:p>
            <text:p>・リリースデータのバックアップツール作成</text:p>
          </table:table-cell>
          <table:table-cell table:style-name="ce17" office:value-type="string" calcext:value-type="string">
            <text:p>VCS/BTS</text:p>
          </table:table-cell>
          <table:table-cell table:style-name="ce29" table:formula="of:=VLOOKUP(&quot;業務&quot;&amp;[.$A33]&amp;&quot;.&quot;&amp;[.F33]; data; 4)" office:value-type="string" office:string-value="Subversion, Mantis, JIRA" calcext:value-type="string">
            <text:p>Subversion, Mantis, JIRA</text:p>
          </table:table-cell>
          <table:table-cell table:number-columns-repeated="2"/>
        </table:table-row>
        <table:table-row table:style-name="ro12">
          <table:table-cell table:style-name="ce30" office:value-type="float" office:value="2" calcext:value-type="float">
            <text:p>2</text:p>
          </table:table-cell>
          <table:table-cell table:style-name="ce17" office:value-type="string" calcext:value-type="string">
            <text:p>工程</text:p>
          </table:table-cell>
          <table:table-cell table:style-name="ce29" table:formula="of:=VLOOKUP(&quot;業務&quot;&amp;[.$A34]&amp;&quot;.&quot;&amp;[.B34]; data; 4)" office:value-type="string" office:string-value="詳細設計，製造，単体試験，結合試験" calcext:value-type="string">
            <text:p>詳細設計，製造，単体試験，結合試験</text:p>
          </table:table-cell>
          <table:table-cell table:style-name="ce47"/>
          <table:covered-table-cell table:style-name="ce76"/>
          <table:table-cell table:style-name="ce17" office:value-type="string" calcext:value-type="string">
            <text:p>ツール</text:p>
          </table:table-cell>
          <table:table-cell table:style-name="ce29" table:formula="of:=VLOOKUP(&quot;業務&quot;&amp;[.$A34]&amp;&quot;.&quot;&amp;[.F34]; data; 4)" office:value-type="string" office:string-value="MS Word, MS Excel, GDB, DT10, Vim, QtCreator" calcext:value-type="string">
            <text:p>MS Word, MS Excel, GDB, DT10, Vim, QtCreator</text:p>
          </table:table-cell>
          <table:table-cell table:number-columns-repeated="2"/>
        </table:table-row>
        <table:table-row table:style-name="ro2">
          <table:table-cell table:style-name="ce17" office:value-type="float" office:value="1" calcext:value-type="float">
            <text:p>1</text:p>
          </table:table-cell>
          <table:table-cell table:style-name="ce17" office:value-type="string" calcext:value-type="string">
            <text:p>業務名</text:p>
          </table:table-cell>
          <table:table-cell table:style-name="ce27" table:formula="of:=VLOOKUP(&quot;業務&quot;&amp;[.$A35]&amp;&quot;.&quot;&amp;[.B35]; data; 4)" office:value-type="string" office:string-value="土木・建設業界向け数値解析" calcext:value-type="string" table:number-columns-spanned="5" table:number-rows-spanned="1">
            <text:p>土木・建設業界向け数値解析</text:p>
          </table:table-cell>
          <table:covered-table-cell table:style-name="ce47"/>
          <table:covered-table-cell table:style-name="ce71"/>
          <table:covered-table-cell table:style-name="ce47"/>
          <table:covered-table-cell table:style-name="ce84"/>
          <table:table-cell table:number-columns-repeated="2"/>
        </table:table-row>
        <table:table-row table:style-name="ro2">
          <table:table-cell table:style-name="ce30" office:value-type="float" office:value="1" calcext:value-type="float">
            <text:p>1</text:p>
          </table:table-cell>
          <table:table-cell table:style-name="ce17" office:value-type="string" calcext:value-type="string">
            <text:p>稼働</text:p>
          </table:table-cell>
          <table:table-cell table:style-name="ce29" table:formula="of:=VLOOKUP(&quot;業務&quot;&amp;[.$A36]&amp;&quot;.&quot;&amp;[.B36]; data; 4)" office:value-type="string" office:string-value="2年" calcext:value-type="string">
            <text:p>2年</text:p>
          </table:table-cell>
          <table:table-cell table:style-name="ce17" office:value-type="string" calcext:value-type="string">
            <text:p>概要</text:p>
          </table:table-cell>
          <table:table-cell table:style-name="ce58" table:formula="of:=VLOOKUP(&quot;業務&quot;&amp;[.$A36]&amp;&quot;.&quot;&amp;[.D36]; data; 4)" office:value-type="string" office:string-value="地方自治体や建設コンサルタント企業向けに，土木分野にまつわる数値解析，設計結果の報告書を作成する。" calcext:value-type="string" table:number-columns-spanned="1" table:number-rows-spanned="3">
            <text:p>地方自治体や建設コンサルタント企業向けに，土木分野にまつわる数値解析，設計結果の報告書を作成する。</text:p>
          </table:table-cell>
          <table:table-cell table:style-name="ce17" office:value-type="string" calcext:value-type="string">
            <text:p>OS/HW</text:p>
          </table:table-cell>
          <table:table-cell table:style-name="ce29" table:formula="of:=VLOOKUP(&quot;業務&quot;&amp;[.$A36]&amp;&quot;.&quot;&amp;[.F36]; data; 4)" office:value-type="string" office:string-value="CentOS 6" calcext:value-type="string">
            <text:p>CentOS 6</text:p>
          </table:table-cell>
          <table:table-cell table:number-columns-repeated="2"/>
        </table:table-row>
        <table:table-row table:style-name="ro10">
          <table:table-cell table:style-name="ce30" office:value-type="float" office:value="1" calcext:value-type="float">
            <text:p>1</text:p>
          </table:table-cell>
          <table:table-cell table:style-name="ce17" office:value-type="string" calcext:value-type="string">
            <text:p>期間</text:p>
          </table:table-cell>
          <table:table-cell table:style-name="ce29" table:formula="of:=VLOOKUP(&quot;業務&quot;&amp;[.$A37]&amp;&quot;.&quot;&amp;[.B37]; data; 4)" office:value-type="string" office:string-value="2014年04月〜2016年03月" calcext:value-type="string">
            <text:p>2014年04月〜2016年03月</text:p>
          </table:table-cell>
          <table:table-cell table:style-name="ce47"/>
          <table:covered-table-cell table:style-name="ce75"/>
          <table:table-cell table:style-name="ce17" office:value-type="string" calcext:value-type="string">
            <text:p>言語</text:p>
          </table:table-cell>
          <table:table-cell table:style-name="ce29" table:formula="of:=VLOOKUP(&quot;業務&quot;&amp;[.$A37]&amp;&quot;.&quot;&amp;[.F37]; data; 4)" office:value-type="string" office:string-value="Python, JavaScript, Fortran, VBA" calcext:value-type="string">
            <text:p>Python, JavaScript, Fortran, VBA</text:p>
          </table:table-cell>
          <table:table-cell table:number-columns-repeated="2"/>
        </table:table-row>
        <table:table-row table:style-name="ro2">
          <table:table-cell table:style-name="ce30" office:value-type="float" office:value="1" calcext:value-type="float">
            <text:p>1</text:p>
          </table:table-cell>
          <table:table-cell table:style-name="ce17" office:value-type="string" calcext:value-type="string">
            <text:p>要員</text:p>
          </table:table-cell>
          <table:table-cell table:style-name="ce29" table:formula="of:=VLOOKUP(&quot;業務&quot;&amp;[.$A38]&amp;&quot;.&quot;&amp;[.B38]; data; 4)" office:value-type="string" office:string-value="1-12名" calcext:value-type="string">
            <text:p>1-12名</text:p>
          </table:table-cell>
          <table:table-cell table:style-name="ce47"/>
          <table:covered-table-cell table:style-name="ce75"/>
          <table:table-cell table:style-name="ce17" office:value-type="string" calcext:value-type="string">
            <text:p>FW/MW</text:p>
          </table:table-cell>
          <table:table-cell table:style-name="ce29" table:formula="of:=VLOOKUP(&quot;業務&quot;&amp;[.$A38]&amp;&quot;.&quot;&amp;[.F38]; data; 4)" office:value-type="string" office:string-value="HTA" calcext:value-type="string">
            <text:p>HTA</text:p>
          </table:table-cell>
          <table:table-cell table:number-columns-repeated="2"/>
        </table:table-row>
        <table:table-row table:style-name="ro2">
          <table:table-cell table:style-name="ce30" office:value-type="float" office:value="1" calcext:value-type="float">
            <text:p>1</text:p>
          </table:table-cell>
          <table:table-cell table:style-name="ce17" office:value-type="string" calcext:value-type="string">
            <text:p>役割</text:p>
          </table:table-cell>
          <table:table-cell table:style-name="ce29" table:formula="of:=VLOOKUP(&quot;業務&quot;&amp;[.$A39]&amp;&quot;.&quot;&amp;[.B39]; data; 4)" office:value-type="string" office:string-value="解析技術者" calcext:value-type="string">
            <text:p>解析技術者</text:p>
          </table:table-cell>
          <table:table-cell table:style-name="ce17" office:value-type="string" calcext:value-type="string">
            <text:p>詳細</text:p>
          </table:table-cell>
          <table:table-cell table:style-name="ce50" table:formula="of:=VLOOKUP(&quot;業務&quot;&amp;[.$A39]&amp;&quot;.&quot;&amp;[.D39]; data; 4)" office:value-type="string" office:string-value="・防災システムの機能強化支援 (テスト仕様書作成，テスト実施，エビデンス確保)&#10;・河床変動解析&#10;・ダムの水質解析&#10;・樋門・防潮堤の耐震照査設計 (AFIMEXでの静的解析，Engineer's Studioでの動的解析)&#10;・Cinema4D用データ変換ツール作成&#10;・OpenFOAMによる津波解析の検討&#10;・火災シミュレーションによる数値解析検討" calcext:value-type="string" table:number-columns-spanned="1" table:number-rows-spanned="2">
            <text:p>・防災システムの機能強化支援 (テスト仕様書作成，テスト実施，エビデンス確保)</text:p>
            <text:p>・河床変動解析</text:p>
            <text:p>・ダムの水質解析</text:p>
            <text:p>・樋門・防潮堤の耐震照査設計 (AFIMEXでの静的解析，Engineer's Studioでの動的解析)</text:p>
            <text:p>・Cinema4D用データ変換ツール作成</text:p>
            <text:p>・OpenFOAMによる津波解析の検討</text:p>
            <text:p>・火災シミュレーションによる数値解析検討</text:p>
          </table:table-cell>
          <table:table-cell table:style-name="ce17" office:value-type="string" calcext:value-type="string">
            <text:p>VCS/BTS</text:p>
          </table:table-cell>
          <table:table-cell table:style-name="ce29" table:formula="of:=VLOOKUP(&quot;業務&quot;&amp;[.$A39]&amp;&quot;.&quot;&amp;[.F39]; data; 4)" office:value-type="string" office:string-value="Git" calcext:value-type="string">
            <text:p>Git</text:p>
          </table:table-cell>
          <table:table-cell table:number-columns-repeated="2"/>
        </table:table-row>
        <table:table-row table:style-name="ro13">
          <table:table-cell table:style-name="ce30" office:value-type="float" office:value="1" calcext:value-type="float">
            <text:p>1</text:p>
          </table:table-cell>
          <table:table-cell table:style-name="ce17" office:value-type="string" calcext:value-type="string">
            <text:p>工程</text:p>
          </table:table-cell>
          <table:table-cell table:style-name="ce29" table:formula="of:=VLOOKUP(&quot;業務&quot;&amp;[.$A40]&amp;&quot;.&quot;&amp;[.B40]; data; 4)" office:value-type="string" office:string-value="製造，単体試験" calcext:value-type="string">
            <text:p>製造，単体試験</text:p>
          </table:table-cell>
          <table:table-cell table:style-name="ce70"/>
          <table:covered-table-cell table:style-name="ce76"/>
          <table:table-cell table:style-name="ce17" office:value-type="string" calcext:value-type="string">
            <text:p>ツール</text:p>
          </table:table-cell>
          <table:table-cell table:style-name="ce29" table:formula="of:=VLOOKUP(&quot;業務&quot;&amp;[.$A40]&amp;&quot;.&quot;&amp;[.F40]; data; 4)" office:value-type="string" office:string-value="Vim, MS Word, MS Excel, AutoCAD, OpenFOAM, Engineer's Studio, AFIMEX, ParaView, Tecplot, QGIS" calcext:value-type="string">
            <text:p>Vim, MS Word, MS Excel, AutoCAD, OpenFOAM, Engineer's Studio, AFIMEX, ParaView, Tecplot, QGIS</text:p>
          </table:table-cell>
          <table:table-cell table:number-columns-repeated="2"/>
        </table:table-row>
        <table:table-row table:style-name="ro5" table:number-rows-repeated="1048535">
          <table:table-cell table:number-columns-repeated="9"/>
        </table:table-row>
        <table:table-row table:style-name="ro5">
          <table:table-cell table:number-columns-repeated="9"/>
        </table:table-row>
      </table:table>
      <table:table table:name="data" table:style-name="ta1">
        <table:table-column table:style-name="co9" table:default-cell-style-name="ce110"/>
        <table:table-column table:style-name="co10" table:number-columns-repeated="2" table:default-cell-style-name="ce111"/>
        <table:table-column table:style-name="co11" table:default-cell-style-name="ce116"/>
        <table:table-row table:style-name="ro5">
          <table:table-cell table:style-name="ce74" office:value-type="string" calcext:value-type="string">
            <text:p>キー</text:p>
          </table:table-cell>
          <table:table-cell table:style-name="ce80" office:value-type="string" calcext:value-type="string">
            <text:p>分類</text:p>
          </table:table-cell>
          <table:table-cell table:style-name="ce80" office:value-type="string" calcext:value-type="string">
            <text:p>項目</text:p>
          </table:table-cell>
          <table:table-cell table:style-name="ce86" office:value-type="string" calcext:value-type="string">
            <text:p>内容</text:p>
          </table:table-cell>
        </table:table-row>
        <table:table-row table:style-name="ro14">
          <table:table-cell table:formula="of:=[.B2]&amp;&quot;.&quot;&amp;[.C2]" office:value-type="string" office:string-value="基本情報.フリガナ" calcext:value-type="string">
            <text:p>基本情報.フリガナ</text:p>
          </table:table-cell>
          <table:table-cell office:value-type="string" calcext:value-type="string">
            <text:p>基本情報</text:p>
          </table:table-cell>
          <table:table-cell office:value-type="string" calcext:value-type="string">
            <text:p>フリガナ</text:p>
          </table:table-cell>
          <table:table-cell office:value-type="string" calcext:value-type="string">
            <text:p>セノオ ケン</text:p>
          </table:table-cell>
        </table:table-row>
        <table:table-row table:style-name="ro14">
          <table:table-cell table:formula="of:=[.B3]&amp;&quot;.&quot;&amp;[.C3]" office:value-type="string" office:string-value="基本情報.学歴" calcext:value-type="string">
            <text:p>基本情報.学歴</text:p>
          </table:table-cell>
          <table:table-cell office:value-type="string" calcext:value-type="string">
            <text:p>基本情報</text:p>
          </table:table-cell>
          <table:table-cell office:value-type="string" calcext:value-type="string">
            <text:p>学歴</text:p>
          </table:table-cell>
          <table:table-cell office:value-type="string" calcext:value-type="string">
            <text:p>京都大学大学院 工科研究科 都市環境工学専攻 修士課程修了</text:p>
          </table:table-cell>
        </table:table-row>
        <table:table-row table:style-name="ro14">
          <table:table-cell table:formula="of:=[.B4]&amp;&quot;.&quot;&amp;[.C4]" office:value-type="string" office:string-value="基本情報.技能" calcext:value-type="string">
            <text:p>基本情報.技能</text:p>
          </table:table-cell>
          <table:table-cell office:value-type="string" calcext:value-type="string">
            <text:p>基本情報</text:p>
          </table:table-cell>
          <table:table-cell office:value-type="string" calcext:value-type="string">
            <text:p>技能</text:p>
          </table:table-cell>
          <table:table-cell table:style-name="ce117" office:value-type="string" calcext:value-type="string">
            <text:p>C，C++，Python，シェルスクリプト，JavaScript，GStreamer，Java SE8，PHP7，PostgreSQL</text:p>
          </table:table-cell>
        </table:table-row>
        <table:table-row table:style-name="ro14">
          <table:table-cell table:formula="of:=[.B5]&amp;&quot;.&quot;&amp;[.C5]" office:value-type="string" office:string-value="基本情報.国籍" calcext:value-type="string">
            <text:p>基本情報.国籍</text:p>
          </table:table-cell>
          <table:table-cell office:value-type="string" calcext:value-type="string">
            <text:p>基本情報</text:p>
          </table:table-cell>
          <table:table-cell office:value-type="string" calcext:value-type="string">
            <text:p>国籍</text:p>
          </table:table-cell>
          <table:table-cell office:value-type="string" calcext:value-type="string">
            <text:p>日本</text:p>
          </table:table-cell>
        </table:table-row>
        <table:table-row table:style-name="ro14">
          <table:table-cell table:formula="of:=[.B6]&amp;&quot;.&quot;&amp;[.C6]" office:value-type="string" office:string-value="基本情報.最寄駅" calcext:value-type="string">
            <text:p>基本情報.最寄駅</text:p>
          </table:table-cell>
          <table:table-cell office:value-type="string" calcext:value-type="string">
            <text:p>基本情報</text:p>
          </table:table-cell>
          <table:table-cell office:value-type="string" calcext:value-type="string">
            <text:p>最寄駅</text:p>
          </table:table-cell>
          <table:table-cell office:value-type="string" calcext:value-type="string">
            <text:p>東京メトロ丸ノ内線中野新橋駅</text:p>
          </table:table-cell>
        </table:table-row>
        <table:table-row table:style-name="ro14">
          <table:table-cell table:formula="of:=[.B7]&amp;&quot;.&quot;&amp;[.C7]" office:value-type="string" office:string-value="基本情報.作成日" calcext:value-type="string">
            <text:p>基本情報.作成日</text:p>
          </table:table-cell>
          <table:table-cell office:value-type="string" calcext:value-type="string">
            <text:p>基本情報</text:p>
          </table:table-cell>
          <table:table-cell office:value-type="string" calcext:value-type="string">
            <text:p>作成日</text:p>
          </table:table-cell>
          <table:table-cell table:style-name="ce120" table:formula="of:=TODAY()" office:value-type="date" office:date-value="2020-02-24" calcext:value-type="date">
            <text:p>2月24日</text:p>
          </table:table-cell>
        </table:table-row>
        <table:table-row table:style-name="ro14">
          <table:table-cell table:formula="of:=[.B8]&amp;&quot;.&quot;&amp;[.C8]" office:value-type="string" office:string-value="基本情報.氏名" calcext:value-type="string">
            <text:p>基本情報.氏名</text:p>
          </table:table-cell>
          <table:table-cell office:value-type="string" calcext:value-type="string">
            <text:p>基本情報</text:p>
          </table:table-cell>
          <table:table-cell office:value-type="string" calcext:value-type="string">
            <text:p>氏名</text:p>
          </table:table-cell>
          <table:table-cell office:value-type="string" calcext:value-type="string">
            <text:p>妹尾 賢</text:p>
          </table:table-cell>
        </table:table-row>
        <table:table-row table:style-name="ro14">
          <table:table-cell table:formula="of:=[.B9]&amp;&quot;.&quot;&amp;[.C9]" office:value-type="string" office:string-value="基本情報.資格" calcext:value-type="string">
            <text:p>基本情報.資格</text:p>
          </table:table-cell>
          <table:table-cell office:value-type="string" calcext:value-type="string">
            <text:p>基本情報</text:p>
          </table:table-cell>
          <table:table-cell office:value-type="string" calcext:value-type="string">
            <text:p>資格</text:p>
          </table:table-cell>
          <table:table-cell office:value-type="string" calcext:value-type="string">
            <text:p>応用情報技術者，LPIC-2，OSS-DB Silver，HTML5 レベル1試験，OCJP Silver SE 8, UMTP L1，PHP7初級試験，英検2級，FP2級，日商簿記3級</text:p>
          </table:table-cell>
        </table:table-row>
        <table:table-row table:style-name="ro15">
          <table:table-cell table:formula="of:=[.B10]&amp;&quot;.&quot;&amp;[.C10]" office:value-type="string" office:string-value="基本情報.自己PR" calcext:value-type="string">
            <text:p>基本情報.自己PR</text:p>
          </table:table-cell>
          <table:table-cell office:value-type="string" calcext:value-type="string">
            <text:p>基本情報</text:p>
          </table:table-cell>
          <table:table-cell office:value-type="string" calcext:value-type="string">
            <text:p>自己PR</text:p>
          </table:table-cell>
          <table:table-cell office:value-type="string" calcext:value-type="string">
            <text:p><text:span text:style-name="T1">　建設コンサルタント企業にて，河川の数値解析，及び構造物の耐震設計，防災システムのQAを経験した。その後，カジノマシンメーカーにて，C++によるマシンのシステム開発に従事。バグ対応，既存システムの改良，新規機能の設計から実装に従事した。SIerにて，通信キャリア向けコアネットワーク開発に従事し，詳細設計，C言語による製造工程，単体試験，結合試験を担当した。ソフト開発会社において，車載搭載機向けの組み込みブラウザの移植業務に従事する。Vue.jsによるUIのカスタマイズ，GStreamerによるマルチメディア制御の基本設計から結合試験までを担当した。業務の傍ら，データ変換ツールや，処理の自動化ツールを開発し，作業効率向上に努めた。</text:span></text:p>
            <text:p><text:span text:style-name="T1">　その他，自己研鑽と趣味として毎年資格試験を受験しており，技術力・教養の向上に励んでいる。最近は特にWeb関係の技術を学んでおり，実際に自分でWordPressやNextcloudなどのPHPのWebサービスを運営したり，技術書を読んで勉強している。</text:span></text:p>
          </table:table-cell>
        </table:table-row>
        <table:table-row table:style-name="ro14">
          <table:table-cell table:formula="of:=[.B11]&amp;&quot;.&quot;&amp;[.C11]" office:value-type="string" office:string-value="基本情報.所属" calcext:value-type="string">
            <text:p>基本情報.所属</text:p>
          </table:table-cell>
          <table:table-cell office:value-type="string" calcext:value-type="string">
            <text:p>基本情報</text:p>
          </table:table-cell>
          <table:table-cell office:value-type="string" calcext:value-type="string">
            <text:p>所属</text:p>
          </table:table-cell>
          <table:table-cell office:value-type="string" calcext:value-type="string">
            <text:p>個人事業主</text:p>
          </table:table-cell>
        </table:table-row>
        <table:table-row table:style-name="ro14">
          <table:table-cell table:formula="of:=[.B12]&amp;&quot;.&quot;&amp;[.C12]" office:value-type="string" office:string-value="基本情報.性別" calcext:value-type="string">
            <text:p>基本情報.性別</text:p>
          </table:table-cell>
          <table:table-cell office:value-type="string" calcext:value-type="string">
            <text:p>基本情報</text:p>
          </table:table-cell>
          <table:table-cell office:value-type="string" calcext:value-type="string">
            <text:p>性別</text:p>
          </table:table-cell>
          <table:table-cell table:style-name="ce121" office:value-type="string" calcext:value-type="string">
            <text:p>男</text:p>
          </table:table-cell>
        </table:table-row>
        <table:table-row table:style-name="ro14">
          <table:table-cell table:formula="of:=[.B13]&amp;&quot;.&quot;&amp;[.C13]" office:value-type="string" office:string-value="基本情報.得意業務" calcext:value-type="string">
            <text:p>基本情報.得意業務</text:p>
          </table:table-cell>
          <table:table-cell office:value-type="string" calcext:value-type="string">
            <text:p>基本情報</text:p>
          </table:table-cell>
          <table:table-cell office:value-type="string" calcext:value-type="string">
            <text:p>得意業務</text:p>
          </table:table-cell>
          <table:table-cell table:style-name="ce121" office:value-type="string" calcext:value-type="string">
            <text:p>数値解析，C++開発</text:p>
          </table:table-cell>
        </table:table-row>
        <table:table-row table:style-name="ro14">
          <table:table-cell table:formula="of:=[.B14]&amp;&quot;.&quot;&amp;[.C14]" office:value-type="string" office:string-value="基本情報.年齢" calcext:value-type="string">
            <text:p>基本情報.年齢</text:p>
          </table:table-cell>
          <table:table-cell office:value-type="string" calcext:value-type="string">
            <text:p>基本情報</text:p>
          </table:table-cell>
          <table:table-cell office:value-type="string" calcext:value-type="string">
            <text:p>年齢</text:p>
          </table:table-cell>
          <table:table-cell table:formula="of:=TEXT(TODAY()-DATE(1989; 4; 24); &quot;yy歳&quot;)" office:value-type="string" office:string-value="30歳" calcext:value-type="string">
            <text:p>30歳</text:p>
          </table:table-cell>
        </table:table-row>
        <table:table-row table:style-name="ro14">
          <table:table-cell table:formula="of:=[.B15]&amp;&quot;.&quot;&amp;[.C15]" office:value-type="string" office:string-value="業務1.FW/MW" calcext:value-type="string">
            <text:p>業務1.FW/MW</text:p>
          </table:table-cell>
          <table:table-cell office:value-type="string" calcext:value-type="string">
            <text:p>業務1</text:p>
          </table:table-cell>
          <table:table-cell table:style-name="ce112" office:value-type="string" calcext:value-type="string">
            <text:p>FW/MW</text:p>
          </table:table-cell>
          <table:table-cell table:style-name="ce122" office:value-type="string" calcext:value-type="string">
            <text:p>HTA</text:p>
          </table:table-cell>
        </table:table-row>
        <table:table-row table:style-name="ro14">
          <table:table-cell table:formula="of:=[.B16]&amp;&quot;.&quot;&amp;[.C16]" office:value-type="string" office:string-value="業務1.OS/HW" calcext:value-type="string">
            <text:p>業務1.OS/HW</text:p>
          </table:table-cell>
          <table:table-cell office:value-type="string" calcext:value-type="string">
            <text:p>業務1</text:p>
          </table:table-cell>
          <table:table-cell table:style-name="ce112" office:value-type="string" calcext:value-type="string">
            <text:p>OS/HW</text:p>
          </table:table-cell>
          <table:table-cell table:style-name="ce122" office:value-type="string" calcext:value-type="string">
            <text:p>CentOS 6</text:p>
          </table:table-cell>
        </table:table-row>
        <table:table-row table:style-name="ro14">
          <table:table-cell table:formula="of:=[.B17]&amp;&quot;.&quot;&amp;[.C17]" office:value-type="string" office:string-value="業務1.VCS/BTS" calcext:value-type="string">
            <text:p>業務1.VCS/BTS</text:p>
          </table:table-cell>
          <table:table-cell office:value-type="string" calcext:value-type="string">
            <text:p>業務1</text:p>
          </table:table-cell>
          <table:table-cell table:style-name="ce112" office:value-type="string" calcext:value-type="string">
            <text:p>VCS/BTS</text:p>
          </table:table-cell>
          <table:table-cell table:style-name="ce122" office:value-type="string" calcext:value-type="string">
            <text:p>Git</text:p>
          </table:table-cell>
        </table:table-row>
        <table:table-row table:style-name="ro15">
          <table:table-cell table:formula="of:=[.B18]&amp;&quot;.&quot;&amp;[.C18]" office:value-type="string" office:string-value="業務1.ツール" calcext:value-type="string">
            <text:p>業務1.ツール</text:p>
          </table:table-cell>
          <table:table-cell office:value-type="string" calcext:value-type="string">
            <text:p>業務1</text:p>
          </table:table-cell>
          <table:table-cell table:style-name="ce115" office:value-type="string" calcext:value-type="string">
            <text:p>ツール</text:p>
          </table:table-cell>
          <table:table-cell table:style-name="ce127" office:value-type="string" calcext:value-type="string">
            <text:p>Vim, MS Word, MS Excel, AutoCAD, OpenFOAM, Engineer's Studio, AFIMEX, ParaView, Tecplot, QGIS</text:p>
          </table:table-cell>
        </table:table-row>
        <table:table-row table:style-name="ro14">
          <table:table-cell table:formula="of:=[.B19]&amp;&quot;.&quot;&amp;[.C19]" office:value-type="string" office:string-value="業務1.稼働" calcext:value-type="string">
            <text:p>業務1.稼働</text:p>
          </table:table-cell>
          <table:table-cell office:value-type="string" calcext:value-type="string">
            <text:p>業務1</text:p>
          </table:table-cell>
          <table:table-cell office:value-type="string" calcext:value-type="string">
            <text:p>稼働</text:p>
          </table:table-cell>
          <table:table-cell office:value-type="string" calcext:value-type="string">
            <text:p>2年</text:p>
          </table:table-cell>
        </table:table-row>
        <table:table-row table:style-name="ro14">
          <table:table-cell table:formula="of:=[.B20]&amp;&quot;.&quot;&amp;[.C20]" office:value-type="string" office:string-value="業務1.概要" calcext:value-type="string">
            <text:p>業務1.概要</text:p>
          </table:table-cell>
          <table:table-cell office:value-type="string" calcext:value-type="string">
            <text:p>業務1</text:p>
          </table:table-cell>
          <table:table-cell office:value-type="string" calcext:value-type="string">
            <text:p>概要</text:p>
          </table:table-cell>
          <table:table-cell table:style-name="ce128" office:value-type="string" calcext:value-type="string">
            <text:p>地方自治体や建設コンサルタント企業向けに，土木分野にまつわる数値解析，設計結果の報告書を作成する。</text:p>
          </table:table-cell>
        </table:table-row>
        <table:table-row table:style-name="ro14">
          <table:table-cell table:formula="of:=[.B21]&amp;&quot;.&quot;&amp;[.C21]" office:value-type="string" office:string-value="業務1.期間" calcext:value-type="string">
            <text:p>業務1.期間</text:p>
          </table:table-cell>
          <table:table-cell office:value-type="string" calcext:value-type="string">
            <text:p>業務1</text:p>
          </table:table-cell>
          <table:table-cell office:value-type="string" calcext:value-type="string">
            <text:p>期間</text:p>
          </table:table-cell>
          <table:table-cell table:style-name="ce129" office:value-type="string" calcext:value-type="string">
            <text:p>2014年04月〜2016年03月</text:p>
          </table:table-cell>
        </table:table-row>
        <table:table-row table:style-name="ro14">
          <table:table-cell table:formula="of:=[.B22]&amp;&quot;.&quot;&amp;[.C22]" office:value-type="string" office:string-value="業務1.業務名" calcext:value-type="string">
            <text:p>業務1.業務名</text:p>
          </table:table-cell>
          <table:table-cell office:value-type="string" calcext:value-type="string">
            <text:p>業務1</text:p>
          </table:table-cell>
          <table:table-cell office:value-type="string" calcext:value-type="string">
            <text:p>業務名</text:p>
          </table:table-cell>
          <table:table-cell table:style-name="ce130" office:value-type="string" calcext:value-type="string">
            <text:p>土木・建設業界向け数値解析</text:p>
          </table:table-cell>
        </table:table-row>
        <table:table-row table:style-name="ro14">
          <table:table-cell table:formula="of:=[.B23]&amp;&quot;.&quot;&amp;[.C23]" office:value-type="string" office:string-value="業務1.言語" calcext:value-type="string">
            <text:p>業務1.言語</text:p>
          </table:table-cell>
          <table:table-cell office:value-type="string" calcext:value-type="string">
            <text:p>業務1</text:p>
          </table:table-cell>
          <table:table-cell table:style-name="ce112" office:value-type="string" calcext:value-type="string">
            <text:p>言語</text:p>
          </table:table-cell>
          <table:table-cell table:style-name="ce122" office:value-type="string" calcext:value-type="string">
            <text:p>Python, JavaScript, Fortran, VBA</text:p>
          </table:table-cell>
        </table:table-row>
        <table:table-row table:style-name="ro14">
          <table:table-cell table:formula="of:=[.B24]&amp;&quot;.&quot;&amp;[.C24]" office:value-type="string" office:string-value="業務1.工程" calcext:value-type="string">
            <text:p>業務1.工程</text:p>
          </table:table-cell>
          <table:table-cell office:value-type="string" calcext:value-type="string">
            <text:p>業務1</text:p>
          </table:table-cell>
          <table:table-cell office:value-type="string" calcext:value-type="string">
            <text:p>工程</text:p>
          </table:table-cell>
          <table:table-cell office:value-type="string" calcext:value-type="string">
            <text:p>製造，単体試験</text:p>
          </table:table-cell>
        </table:table-row>
        <table:table-row table:style-name="ro16">
          <table:table-cell table:formula="of:=[.B25]&amp;&quot;.&quot;&amp;[.C25]" office:value-type="string" office:string-value="業務1.詳細" calcext:value-type="string">
            <text:p>業務1.詳細</text:p>
          </table:table-cell>
          <table:table-cell office:value-type="string" calcext:value-type="string">
            <text:p>業務1</text:p>
          </table:table-cell>
          <table:table-cell office:value-type="string" calcext:value-type="string">
            <text:p>詳細</text:p>
          </table:table-cell>
          <table:table-cell table:style-name="ce128" office:value-type="string" calcext:value-type="string">
            <text:p><text:span text:style-name="T2">・防災システムの機能強化支援 (テスト仕様書作成，テスト実施，エビデンス確保)</text:span></text:p>
            <text:p><text:span text:style-name="T2">・河床変動解析</text:span></text:p>
            <text:p><text:span text:style-name="T2">・ダムの水質解析</text:span></text:p>
            <text:p><text:span text:style-name="T2">・樋門・防潮堤の耐震照査設計 (AFIMEXでの静的解析，Engineer's Studioでの動的解析)</text:span></text:p>
            <text:p><text:span text:style-name="T2">・Cinema4D用データ変換ツール作成</text:span></text:p>
            <text:p><text:span text:style-name="T2">・OpenFOAMによる津波解析の検討</text:span></text:p>
            <text:p><text:span text:style-name="T2">・火災シミュレーションによる数値解析検討</text:span></text:p>
          </table:table-cell>
        </table:table-row>
        <table:table-row table:style-name="ro11">
          <table:table-cell table:formula="of:=[.B26]&amp;&quot;.&quot;&amp;[.C26]" office:value-type="string" office:string-value="業務1.役割" calcext:value-type="string">
            <text:p>業務1.役割</text:p>
          </table:table-cell>
          <table:table-cell office:value-type="string" calcext:value-type="string">
            <text:p>業務1</text:p>
          </table:table-cell>
          <table:table-cell office:value-type="string" calcext:value-type="string">
            <text:p>役割</text:p>
          </table:table-cell>
          <table:table-cell office:value-type="string" calcext:value-type="string">
            <text:p>解析技術者</text:p>
          </table:table-cell>
        </table:table-row>
        <table:table-row table:style-name="ro14">
          <table:table-cell table:formula="of:=[.B27]&amp;&quot;.&quot;&amp;[.C27]" office:value-type="string" office:string-value="業務1.要員" calcext:value-type="string">
            <text:p>業務1.要員</text:p>
          </table:table-cell>
          <table:table-cell office:value-type="string" calcext:value-type="string">
            <text:p>業務1</text:p>
          </table:table-cell>
          <table:table-cell office:value-type="string" calcext:value-type="string">
            <text:p>要員</text:p>
          </table:table-cell>
          <table:table-cell office:value-type="string" calcext:value-type="string">
            <text:p>1-12名</text:p>
          </table:table-cell>
        </table:table-row>
        <table:table-row table:style-name="ro17">
          <table:table-cell table:formula="of:=[.B28]&amp;&quot;.&quot;&amp;[.C28]" office:value-type="string" office:string-value="業務2.FW/MW" calcext:value-type="string">
            <text:p>業務2.FW/MW</text:p>
          </table:table-cell>
          <table:table-cell office:value-type="string" calcext:value-type="string">
            <text:p>業務2</text:p>
          </table:table-cell>
          <table:table-cell table:style-name="ce112" office:value-type="string" calcext:value-type="string">
            <text:p>FW/MW</text:p>
          </table:table-cell>
          <table:table-cell table:style-name="ce122" office:value-type="string" calcext:value-type="string">
            <text:p>HTA, JBoss, EJBCA</text:p>
          </table:table-cell>
        </table:table-row>
        <table:table-row table:style-name="ro14">
          <table:table-cell table:formula="of:=[.B29]&amp;&quot;.&quot;&amp;[.C29]" office:value-type="string" office:string-value="業務2.OS/HW" calcext:value-type="string">
            <text:p>業務2.OS/HW</text:p>
          </table:table-cell>
          <table:table-cell office:value-type="string" calcext:value-type="string">
            <text:p>業務2</text:p>
          </table:table-cell>
          <table:table-cell table:style-name="ce112" office:value-type="string" calcext:value-type="string">
            <text:p>OS/HW</text:p>
          </table:table-cell>
          <table:table-cell table:style-name="ce122" office:value-type="string" calcext:value-type="string">
            <text:p>Fedora 19</text:p>
          </table:table-cell>
        </table:table-row>
        <table:table-row table:style-name="ro14">
          <table:table-cell table:formula="of:=[.B30]&amp;&quot;.&quot;&amp;[.C30]" office:value-type="string" office:string-value="業務2.VCS/BTS" calcext:value-type="string">
            <text:p>業務2.VCS/BTS</text:p>
          </table:table-cell>
          <table:table-cell office:value-type="string" calcext:value-type="string">
            <text:p>業務2</text:p>
          </table:table-cell>
          <table:table-cell table:style-name="ce112" office:value-type="string" calcext:value-type="string">
            <text:p>VCS/BTS</text:p>
          </table:table-cell>
          <table:table-cell table:style-name="ce122" office:value-type="string" calcext:value-type="string">
            <text:p>Subversion, Mantis, JIRA</text:p>
          </table:table-cell>
        </table:table-row>
        <table:table-row table:style-name="ro14">
          <table:table-cell table:formula="of:=[.B31]&amp;&quot;.&quot;&amp;[.C31]" office:value-type="string" office:string-value="業務2.ツール" calcext:value-type="string">
            <text:p>業務2.ツール</text:p>
          </table:table-cell>
          <table:table-cell office:value-type="string" calcext:value-type="string">
            <text:p>業務2</text:p>
          </table:table-cell>
          <table:table-cell table:style-name="ce115" office:value-type="string" calcext:value-type="string">
            <text:p>ツール</text:p>
          </table:table-cell>
          <table:table-cell table:style-name="ce131" office:value-type="string" calcext:value-type="string">
            <text:p>MS Word, MS Excel, GDB, DT10, Vim, QtCreator</text:p>
          </table:table-cell>
        </table:table-row>
        <table:table-row table:style-name="ro14">
          <table:table-cell table:formula="of:=[.B32]&amp;&quot;.&quot;&amp;[.C32]" office:value-type="string" office:string-value="業務2.稼働" calcext:value-type="string">
            <text:p>業務2.稼働</text:p>
          </table:table-cell>
          <table:table-cell office:value-type="string" calcext:value-type="string">
            <text:p>業務2</text:p>
          </table:table-cell>
          <table:table-cell office:value-type="string" calcext:value-type="string">
            <text:p>稼働</text:p>
          </table:table-cell>
          <table:table-cell table:style-name="ce132" office:value-type="string" calcext:value-type="string">
            <text:p>2年</text:p>
          </table:table-cell>
        </table:table-row>
        <table:table-row table:style-name="ro14">
          <table:table-cell table:formula="of:=[.B33]&amp;&quot;.&quot;&amp;[.C33]" office:value-type="string" office:string-value="業務2.概要" calcext:value-type="string">
            <text:p>業務2.概要</text:p>
          </table:table-cell>
          <table:table-cell office:value-type="string" calcext:value-type="string">
            <text:p>業務2</text:p>
          </table:table-cell>
          <table:table-cell office:value-type="string" calcext:value-type="string">
            <text:p>概要</text:p>
          </table:table-cell>
          <table:table-cell table:style-name="ce128" office:value-type="string" calcext:value-type="string">
            <text:p>海外カジノに設営されるスロットマシンの制御システムの内，アプリケーション関係システムの保守及び新規レギュレーションに対応する機能を開発する。</text:p>
          </table:table-cell>
        </table:table-row>
        <table:table-row table:style-name="ro14">
          <table:table-cell table:formula="of:=[.B34]&amp;&quot;.&quot;&amp;[.C34]" office:value-type="string" office:string-value="業務2.期間" calcext:value-type="string">
            <text:p>業務2.期間</text:p>
          </table:table-cell>
          <table:table-cell office:value-type="string" calcext:value-type="string">
            <text:p>業務2</text:p>
          </table:table-cell>
          <table:table-cell office:value-type="string" calcext:value-type="string">
            <text:p>期間</text:p>
          </table:table-cell>
          <table:table-cell table:style-name="ce132" office:value-type="string" calcext:value-type="string">
            <text:p>2016年04月〜2018年03月</text:p>
          </table:table-cell>
        </table:table-row>
        <table:table-row table:style-name="ro14">
          <table:table-cell table:formula="of:=[.B35]&amp;&quot;.&quot;&amp;[.C35]" office:value-type="string" office:string-value="業務2.業務名" calcext:value-type="string">
            <text:p>業務2.業務名</text:p>
          </table:table-cell>
          <table:table-cell office:value-type="string" calcext:value-type="string">
            <text:p>業務2</text:p>
          </table:table-cell>
          <table:table-cell office:value-type="string" calcext:value-type="string">
            <text:p>業務名</text:p>
          </table:table-cell>
          <table:table-cell table:style-name="ce133" office:value-type="string" calcext:value-type="string">
            <text:p>海外向け遊戯機器開発</text:p>
          </table:table-cell>
        </table:table-row>
        <table:table-row table:style-name="ro14">
          <table:table-cell table:formula="of:=[.B36]&amp;&quot;.&quot;&amp;[.C36]" office:value-type="string" office:string-value="業務2.言語" calcext:value-type="string">
            <text:p>業務2.言語</text:p>
          </table:table-cell>
          <table:table-cell office:value-type="string" calcext:value-type="string">
            <text:p>業務2</text:p>
          </table:table-cell>
          <table:table-cell table:style-name="ce112" office:value-type="string" calcext:value-type="string">
            <text:p>言語</text:p>
          </table:table-cell>
          <table:table-cell table:style-name="ce122" office:value-type="string" calcext:value-type="string">
            <text:p>C, C++, シェルスクリプト, JavaScript</text:p>
          </table:table-cell>
        </table:table-row>
        <table:table-row table:style-name="ro14">
          <table:table-cell table:formula="of:=[.B37]&amp;&quot;.&quot;&amp;[.C37]" office:value-type="string" office:string-value="業務2.工程" calcext:value-type="string">
            <text:p>業務2.工程</text:p>
          </table:table-cell>
          <table:table-cell office:value-type="string" calcext:value-type="string">
            <text:p>業務2</text:p>
          </table:table-cell>
          <table:table-cell office:value-type="string" calcext:value-type="string">
            <text:p>工程</text:p>
          </table:table-cell>
          <table:table-cell table:style-name="ce134" office:value-type="string" calcext:value-type="string">
            <text:p>詳細設計，製造，単体試験，結合試験</text:p>
          </table:table-cell>
        </table:table-row>
        <table:table-row table:style-name="ro18">
          <table:table-cell table:formula="of:=[.B38]&amp;&quot;.&quot;&amp;[.C38]" office:value-type="string" office:string-value="業務2.詳細" calcext:value-type="string">
            <text:p>業務2.詳細</text:p>
          </table:table-cell>
          <table:table-cell office:value-type="string" calcext:value-type="string">
            <text:p>業務2</text:p>
          </table:table-cell>
          <table:table-cell office:value-type="string" calcext:value-type="string">
            <text:p>詳細</text:p>
          </table:table-cell>
          <table:table-cell table:style-name="ce128" office:value-type="string" calcext:value-type="string">
            <text:p><text:span text:style-name="T3">・システムの機能実装，デバッグ作業</text:span></text:p>
            <text:p><text:span text:style-name="T3">・PKI通信の検証用CAサーバー (JBoss/EJBCA) の構築•動作検証</text:span></text:p>
            <text:p><text:span text:style-name="T3">・動作確認用英文/和文ドキュメント作成</text:span></text:p>
            <text:p><text:span text:style-name="T3">・海外申請機関での現地試験の海外出張</text:span></text:p>
            <text:p><text:span text:style-name="T3">・利用者特性解析機能を実装</text:span></text:p>
            <text:p><text:span text:style-name="T3">・リリースデータのバックアップツール作成</text:span></text:p>
          </table:table-cell>
        </table:table-row>
        <table:table-row table:style-name="ro14">
          <table:table-cell table:formula="of:=[.B39]&amp;&quot;.&quot;&amp;[.C39]" office:value-type="string" office:string-value="業務2.役割" calcext:value-type="string">
            <text:p>業務2.役割</text:p>
          </table:table-cell>
          <table:table-cell office:value-type="string" calcext:value-type="string">
            <text:p>業務2</text:p>
          </table:table-cell>
          <table:table-cell office:value-type="string" calcext:value-type="string">
            <text:p>役割</text:p>
          </table:table-cell>
          <table:table-cell table:style-name="ce132" office:value-type="string" calcext:value-type="string">
            <text:p>開発メンバー</text:p>
          </table:table-cell>
        </table:table-row>
        <table:table-row table:style-name="ro14">
          <table:table-cell table:formula="of:=[.B40]&amp;&quot;.&quot;&amp;[.C40]" office:value-type="string" office:string-value="業務2.要員" calcext:value-type="string">
            <text:p>業務2.要員</text:p>
          </table:table-cell>
          <table:table-cell office:value-type="string" calcext:value-type="string">
            <text:p>業務2</text:p>
          </table:table-cell>
          <table:table-cell office:value-type="string" calcext:value-type="string">
            <text:p>要員</text:p>
          </table:table-cell>
          <table:table-cell table:style-name="ce132" office:value-type="string" calcext:value-type="string">
            <text:p>1-6名</text:p>
          </table:table-cell>
        </table:table-row>
        <table:table-row table:style-name="ro14">
          <table:table-cell table:formula="of:=[.B41]&amp;&quot;.&quot;&amp;[.C41]" office:value-type="string" office:string-value="業務3.FW/MW" calcext:value-type="string">
            <text:p>業務3.FW/MW</text:p>
          </table:table-cell>
          <table:table-cell office:value-type="string" calcext:value-type="string">
            <text:p>業務3</text:p>
          </table:table-cell>
          <table:table-cell table:style-name="ce112" office:value-type="string" calcext:value-type="string">
            <text:p>FW/MW</text:p>
          </table:table-cell>
          <table:table-cell table:style-name="ce122" office:value-type="string" calcext:value-type="string">
            <text:p>TimesTen</text:p>
          </table:table-cell>
        </table:table-row>
        <table:table-row table:style-name="ro14">
          <table:table-cell table:formula="of:=[.B42]&amp;&quot;.&quot;&amp;[.C42]" office:value-type="string" office:string-value="業務3.OS/HW" calcext:value-type="string">
            <text:p>業務3.OS/HW</text:p>
          </table:table-cell>
          <table:table-cell office:value-type="string" calcext:value-type="string">
            <text:p>業務3</text:p>
          </table:table-cell>
          <table:table-cell table:style-name="ce112" office:value-type="string" calcext:value-type="string">
            <text:p>OS/HW</text:p>
          </table:table-cell>
          <table:table-cell table:style-name="ce122" office:value-type="string" calcext:value-type="string">
            <text:p>MontaVista Linux</text:p>
          </table:table-cell>
        </table:table-row>
        <table:table-row table:style-name="ro14">
          <table:table-cell table:formula="of:=[.B43]&amp;&quot;.&quot;&amp;[.C43]" office:value-type="string" office:string-value="業務3.VCS/BTS" calcext:value-type="string">
            <text:p>業務3.VCS/BTS</text:p>
          </table:table-cell>
          <table:table-cell office:value-type="string" calcext:value-type="string">
            <text:p>業務3</text:p>
          </table:table-cell>
          <table:table-cell table:style-name="ce112" office:value-type="string" calcext:value-type="string">
            <text:p>VCS/BTS</text:p>
          </table:table-cell>
          <table:table-cell table:style-name="ce122"/>
        </table:table-row>
        <table:table-row table:style-name="ro14">
          <table:table-cell table:formula="of:=[.B44]&amp;&quot;.&quot;&amp;[.C44]" office:value-type="string" office:string-value="業務3.ツール" calcext:value-type="string">
            <text:p>業務3.ツール</text:p>
          </table:table-cell>
          <table:table-cell office:value-type="string" calcext:value-type="string">
            <text:p>業務3</text:p>
          </table:table-cell>
          <table:table-cell table:style-name="ce115" office:value-type="string" calcext:value-type="string">
            <text:p>ツール</text:p>
          </table:table-cell>
          <table:table-cell table:style-name="ce131" office:value-type="string" calcext:value-type="string">
            <text:p>MS Word, MS Excel, GDB, 秀丸</text:p>
          </table:table-cell>
        </table:table-row>
        <table:table-row table:style-name="ro14">
          <table:table-cell table:formula="of:=[.B45]&amp;&quot;.&quot;&amp;[.C45]" office:value-type="string" office:string-value="業務3.稼働" calcext:value-type="string">
            <text:p>業務3.稼働</text:p>
          </table:table-cell>
          <table:table-cell office:value-type="string" calcext:value-type="string">
            <text:p>業務3</text:p>
          </table:table-cell>
          <table:table-cell office:value-type="string" calcext:value-type="string">
            <text:p>稼働</text:p>
          </table:table-cell>
          <table:table-cell table:style-name="ce132" office:value-type="string" calcext:value-type="string">
            <text:p>9か月</text:p>
          </table:table-cell>
        </table:table-row>
        <table:table-row table:style-name="ro14">
          <table:table-cell table:formula="of:=[.B46]&amp;&quot;.&quot;&amp;[.C46]" office:value-type="string" office:string-value="業務3.概要" calcext:value-type="string">
            <text:p>業務3.概要</text:p>
          </table:table-cell>
          <table:table-cell office:value-type="string" calcext:value-type="string">
            <text:p>業務3</text:p>
          </table:table-cell>
          <table:table-cell office:value-type="string" calcext:value-type="string">
            <text:p>概要</text:p>
          </table:table-cell>
          <table:table-cell table:style-name="ce128" office:value-type="string" calcext:value-type="string">
            <text:p>大手通信キャリアーの基地局内システムで使用される保守コマンドの改修開発を行う。</text:p>
          </table:table-cell>
        </table:table-row>
        <table:table-row table:style-name="ro14">
          <table:table-cell table:formula="of:=[.B47]&amp;&quot;.&quot;&amp;[.C47]" office:value-type="string" office:string-value="業務3.期間" calcext:value-type="string">
            <text:p>業務3.期間</text:p>
          </table:table-cell>
          <table:table-cell office:value-type="string" calcext:value-type="string">
            <text:p>業務3</text:p>
          </table:table-cell>
          <table:table-cell office:value-type="string" calcext:value-type="string">
            <text:p>期間</text:p>
          </table:table-cell>
          <table:table-cell table:style-name="ce132" office:value-type="string" calcext:value-type="string">
            <text:p>2018年04月〜2019年12月</text:p>
          </table:table-cell>
        </table:table-row>
        <table:table-row table:style-name="ro14">
          <table:table-cell table:formula="of:=[.B48]&amp;&quot;.&quot;&amp;[.C48]" office:value-type="string" office:string-value="業務3.業務名" calcext:value-type="string">
            <text:p>業務3.業務名</text:p>
          </table:table-cell>
          <table:table-cell office:value-type="string" calcext:value-type="string">
            <text:p>業務3</text:p>
          </table:table-cell>
          <table:table-cell office:value-type="string" calcext:value-type="string">
            <text:p>業務名</text:p>
          </table:table-cell>
          <table:table-cell table:style-name="ce133" office:value-type="string" calcext:value-type="string">
            <text:p>通信キャリアー内コアネットワークシステム開発</text:p>
          </table:table-cell>
        </table:table-row>
        <table:table-row table:style-name="ro14">
          <table:table-cell table:formula="of:=[.B49]&amp;&quot;.&quot;&amp;[.C49]" office:value-type="string" office:string-value="業務3.言語" calcext:value-type="string">
            <text:p>業務3.言語</text:p>
          </table:table-cell>
          <table:table-cell office:value-type="string" calcext:value-type="string">
            <text:p>業務3</text:p>
          </table:table-cell>
          <table:table-cell table:style-name="ce112" office:value-type="string" calcext:value-type="string">
            <text:p>言語</text:p>
          </table:table-cell>
          <table:table-cell table:style-name="ce122" office:value-type="string" calcext:value-type="string">
            <text:p>C</text:p>
          </table:table-cell>
        </table:table-row>
        <table:table-row table:style-name="ro14">
          <table:table-cell table:formula="of:=[.B50]&amp;&quot;.&quot;&amp;[.C50]" office:value-type="string" office:string-value="業務3.工程" calcext:value-type="string">
            <text:p>業務3.工程</text:p>
          </table:table-cell>
          <table:table-cell office:value-type="string" calcext:value-type="string">
            <text:p>業務3</text:p>
          </table:table-cell>
          <table:table-cell office:value-type="string" calcext:value-type="string">
            <text:p>工程</text:p>
          </table:table-cell>
          <table:table-cell table:style-name="ce134" office:value-type="string" calcext:value-type="string">
            <text:p>詳細設計，製造，単体試験，結合試験</text:p>
          </table:table-cell>
        </table:table-row>
        <table:table-row table:style-name="ro19">
          <table:table-cell table:formula="of:=[.B51]&amp;&quot;.&quot;&amp;[.C51]" office:value-type="string" office:string-value="業務3.詳細" calcext:value-type="string">
            <text:p>業務3.詳細</text:p>
          </table:table-cell>
          <table:table-cell office:value-type="string" calcext:value-type="string">
            <text:p>業務3</text:p>
          </table:table-cell>
          <table:table-cell office:value-type="string" calcext:value-type="string">
            <text:p>詳細</text:p>
          </table:table-cell>
          <table:table-cell table:style-name="ce128" office:value-type="string" calcext:value-type="string">
            <text:p><text:span text:style-name="T4">・顧客管理機能試験</text:span></text:p>
            <text:p><text:span text:style-name="T4">・ヘルスチェック機能開発</text:span></text:p>
            <text:p><text:span text:style-name="T4">・サービス加入者データ管理機能試験</text:span></text:p>
            <text:p><text:span text:style-name="T4">・シーケンス図とフローチャートの作成</text:span></text:p>
          </table:table-cell>
        </table:table-row>
        <table:table-row table:style-name="ro14">
          <table:table-cell table:formula="of:=[.B52]&amp;&quot;.&quot;&amp;[.C52]" office:value-type="string" office:string-value="業務3.役割" calcext:value-type="string">
            <text:p>業務3.役割</text:p>
          </table:table-cell>
          <table:table-cell office:value-type="string" calcext:value-type="string">
            <text:p>業務3</text:p>
          </table:table-cell>
          <table:table-cell office:value-type="string" calcext:value-type="string">
            <text:p>役割</text:p>
          </table:table-cell>
          <table:table-cell table:style-name="ce132" office:value-type="string" calcext:value-type="string">
            <text:p>開発メンバー，QA，新人指導</text:p>
          </table:table-cell>
        </table:table-row>
        <table:table-row table:style-name="ro14">
          <table:table-cell table:formula="of:=[.B53]&amp;&quot;.&quot;&amp;[.C53]" office:value-type="string" office:string-value="業務3.要員" calcext:value-type="string">
            <text:p>業務3.要員</text:p>
          </table:table-cell>
          <table:table-cell office:value-type="string" calcext:value-type="string">
            <text:p>業務3</text:p>
          </table:table-cell>
          <table:table-cell office:value-type="string" calcext:value-type="string">
            <text:p>要員</text:p>
          </table:table-cell>
          <table:table-cell table:style-name="ce132" office:value-type="string" calcext:value-type="string">
            <text:p>6-10名</text:p>
          </table:table-cell>
        </table:table-row>
        <table:table-row table:style-name="ro14">
          <table:table-cell table:formula="of:=[.B54]&amp;&quot;.&quot;&amp;[.C54]" office:value-type="string" office:string-value="業務4.FW/MW" calcext:value-type="string">
            <text:p>業務4.FW/MW</text:p>
          </table:table-cell>
          <table:table-cell office:value-type="string" calcext:value-type="string">
            <text:p>業務4</text:p>
          </table:table-cell>
          <table:table-cell table:style-name="ce112" office:value-type="string" calcext:value-type="string">
            <text:p>FW/MW</text:p>
          </table:table-cell>
          <table:table-cell table:style-name="ce122" office:value-type="string" calcext:value-type="string">
            <text:p>Chromium (CEF), GStreamer, Vue.js</text:p>
          </table:table-cell>
        </table:table-row>
        <table:table-row table:style-name="ro14">
          <table:table-cell table:formula="of:=[.B55]&amp;&quot;.&quot;&amp;[.C55]" office:value-type="string" office:string-value="業務4.OS/HW" calcext:value-type="string">
            <text:p>業務4.OS/HW</text:p>
          </table:table-cell>
          <table:table-cell office:value-type="string" calcext:value-type="string">
            <text:p>業務4</text:p>
          </table:table-cell>
          <table:table-cell table:style-name="ce112" office:value-type="string" calcext:value-type="string">
            <text:p>OS/HW</text:p>
          </table:table-cell>
          <table:table-cell table:style-name="ce122" office:value-type="string" calcext:value-type="string">
            <text:p>Ubuntu 14.04</text:p>
          </table:table-cell>
        </table:table-row>
        <table:table-row table:style-name="ro14">
          <table:table-cell table:formula="of:=[.B56]&amp;&quot;.&quot;&amp;[.C56]" office:value-type="string" office:string-value="業務4.VCS/BTS" calcext:value-type="string">
            <text:p>業務4.VCS/BTS</text:p>
          </table:table-cell>
          <table:table-cell office:value-type="string" calcext:value-type="string">
            <text:p>業務4</text:p>
          </table:table-cell>
          <table:table-cell table:style-name="ce112" office:value-type="string" calcext:value-type="string">
            <text:p>VCS/BTS</text:p>
          </table:table-cell>
          <table:table-cell table:style-name="ce122" office:value-type="string" calcext:value-type="string">
            <text:p>Git, Redmine</text:p>
          </table:table-cell>
        </table:table-row>
        <table:table-row table:style-name="ro14">
          <table:table-cell table:formula="of:=[.B57]&amp;&quot;.&quot;&amp;[.C57]" office:value-type="string" office:string-value="業務4.ツール" calcext:value-type="string">
            <text:p>業務4.ツール</text:p>
          </table:table-cell>
          <table:table-cell office:value-type="string" calcext:value-type="string">
            <text:p>業務4</text:p>
          </table:table-cell>
          <table:table-cell table:style-name="ce115" office:value-type="string" calcext:value-type="string">
            <text:p>ツール</text:p>
          </table:table-cell>
          <table:table-cell table:style-name="ce131" office:value-type="string" calcext:value-type="string">
            <text:p>Vim, Valgrind, PlantUML, MS Word, MS Excel</text:p>
          </table:table-cell>
        </table:table-row>
        <table:table-row table:style-name="ro14">
          <table:table-cell table:formula="of:=[.B58]&amp;&quot;.&quot;&amp;[.C58]" office:value-type="string" office:string-value="業務4.稼働" calcext:value-type="string">
            <text:p>業務4.稼働</text:p>
          </table:table-cell>
          <table:table-cell office:value-type="string" calcext:value-type="string">
            <text:p>業務4</text:p>
          </table:table-cell>
          <table:table-cell office:value-type="string" calcext:value-type="string">
            <text:p>稼働</text:p>
          </table:table-cell>
          <table:table-cell table:style-name="ce132" office:value-type="string" calcext:value-type="string">
            <text:p>1年</text:p>
          </table:table-cell>
        </table:table-row>
        <table:table-row table:style-name="ro14">
          <table:table-cell table:formula="of:=[.B59]&amp;&quot;.&quot;&amp;[.C59]" office:value-type="string" office:string-value="業務4.概要" calcext:value-type="string">
            <text:p>業務4.概要</text:p>
          </table:table-cell>
          <table:table-cell office:value-type="string" calcext:value-type="string">
            <text:p>業務4</text:p>
          </table:table-cell>
          <table:table-cell office:value-type="string" calcext:value-type="string">
            <text:p>概要</text:p>
          </table:table-cell>
          <table:table-cell table:style-name="ce128" office:value-type="string" calcext:value-type="string">
            <text:p>次期車載搭載機製品の1機能のブラウザー機能を開発する。主にタッチ機能，IPC通信による命令送受信，メディア再生機能を車載機本体機能に対応した形で既存組み込みブラウザー製品を移植開発する。</text:p>
          </table:table-cell>
        </table:table-row>
        <table:table-row table:style-name="ro14">
          <table:table-cell table:formula="of:=[.B60]&amp;&quot;.&quot;&amp;[.C60]" office:value-type="string" office:string-value="業務4.期間" calcext:value-type="string">
            <text:p>業務4.期間</text:p>
          </table:table-cell>
          <table:table-cell office:value-type="string" calcext:value-type="string">
            <text:p>業務4</text:p>
          </table:table-cell>
          <table:table-cell office:value-type="string" calcext:value-type="string">
            <text:p>期間</text:p>
          </table:table-cell>
          <table:table-cell table:style-name="ce132" office:value-type="string" calcext:value-type="string">
            <text:p>2019年01月〜2019年12月</text:p>
          </table:table-cell>
        </table:table-row>
        <table:table-row table:style-name="ro14">
          <table:table-cell table:formula="of:=[.B61]&amp;&quot;.&quot;&amp;[.C61]" office:value-type="string" office:string-value="業務4.業務名" calcext:value-type="string">
            <text:p>業務4.業務名</text:p>
          </table:table-cell>
          <table:table-cell office:value-type="string" calcext:value-type="string">
            <text:p>業務4</text:p>
          </table:table-cell>
          <table:table-cell office:value-type="string" calcext:value-type="string">
            <text:p>業務名</text:p>
          </table:table-cell>
          <table:table-cell table:style-name="ce133" office:value-type="string" calcext:value-type="string">
            <text:p>車載搭載機向け組み込みブラウザー移植開発</text:p>
          </table:table-cell>
        </table:table-row>
        <table:table-row table:style-name="ro14">
          <table:table-cell table:formula="of:=[.B62]&amp;&quot;.&quot;&amp;[.C62]" office:value-type="string" office:string-value="業務4.言語" calcext:value-type="string">
            <text:p>業務4.言語</text:p>
          </table:table-cell>
          <table:table-cell office:value-type="string" calcext:value-type="string">
            <text:p>業務4</text:p>
          </table:table-cell>
          <table:table-cell table:style-name="ce112" office:value-type="string" calcext:value-type="string">
            <text:p>言語</text:p>
          </table:table-cell>
          <table:table-cell table:style-name="ce122" office:value-type="string" calcext:value-type="string">
            <text:p>C , C++, JavaScript</text:p>
          </table:table-cell>
        </table:table-row>
        <table:table-row table:style-name="ro14">
          <table:table-cell table:formula="of:=[.B63]&amp;&quot;.&quot;&amp;[.C63]" office:value-type="string" office:string-value="業務4.工程" calcext:value-type="string">
            <text:p>業務4.工程</text:p>
          </table:table-cell>
          <table:table-cell office:value-type="string" calcext:value-type="string">
            <text:p>業務4</text:p>
          </table:table-cell>
          <table:table-cell office:value-type="string" calcext:value-type="string">
            <text:p>工程</text:p>
          </table:table-cell>
          <table:table-cell table:style-name="ce134" office:value-type="string" calcext:value-type="string">
            <text:p>基本設計，詳細設計，製造，単体試験，結合試験</text:p>
          </table:table-cell>
        </table:table-row>
        <table:table-row table:style-name="ro20">
          <table:table-cell table:formula="of:=[.B64]&amp;&quot;.&quot;&amp;[.C64]" office:value-type="string" office:string-value="業務4.詳細" calcext:value-type="string">
            <text:p>業務4.詳細</text:p>
          </table:table-cell>
          <table:table-cell office:value-type="string" calcext:value-type="string">
            <text:p>業務4</text:p>
          </table:table-cell>
          <table:table-cell office:value-type="string" calcext:value-type="string">
            <text:p>詳細</text:p>
          </table:table-cell>
          <table:table-cell table:style-name="ce128" office:value-type="string" calcext:value-type="string">
            <text:p><text:span text:style-name="T4">・Vue.jsによる既存製品のUIカスタマイズ</text:span></text:p>
            <text:p><text:span text:style-name="T4">・YouTube動画などのHTML MSEによる動画・音声再生のため，GStreamerを使ったマルチメディアプレイヤー機能を実装</text:span></text:p>
            <text:p><text:span text:style-name="T4">・設計書では顧客要望にもとづき，ユースケース図，シーケンス図，クラス図を作成</text:span></text:p>
          </table:table-cell>
        </table:table-row>
        <table:table-row table:style-name="ro14">
          <table:table-cell table:formula="of:=[.B65]&amp;&quot;.&quot;&amp;[.C65]" office:value-type="string" office:string-value="業務4.役割" calcext:value-type="string">
            <text:p>業務4.役割</text:p>
          </table:table-cell>
          <table:table-cell office:value-type="string" calcext:value-type="string">
            <text:p>業務4</text:p>
          </table:table-cell>
          <table:table-cell office:value-type="string" calcext:value-type="string">
            <text:p>役割</text:p>
          </table:table-cell>
          <table:table-cell table:style-name="ce132" office:value-type="string" calcext:value-type="string">
            <text:p>開発メンバー</text:p>
          </table:table-cell>
        </table:table-row>
        <table:table-row table:style-name="ro14">
          <table:table-cell table:formula="of:=[.B66]&amp;&quot;.&quot;&amp;[.C66]" office:value-type="string" office:string-value="業務4.要員" calcext:value-type="string">
            <text:p>業務4.要員</text:p>
          </table:table-cell>
          <table:table-cell office:value-type="string" calcext:value-type="string">
            <text:p>業務4</text:p>
          </table:table-cell>
          <table:table-cell office:value-type="string" calcext:value-type="string">
            <text:p>要員</text:p>
          </table:table-cell>
          <table:table-cell table:style-name="ce132" office:value-type="string" calcext:value-type="string">
            <text:p>3-5名</text:p>
          </table:table-cell>
        </table:table-row>
        <table:table-row table:style-name="ro14">
          <table:table-cell table:formula="of:=[.B67]&amp;&quot;.&quot;&amp;[.C67]" office:value-type="string" office:string-value="業務5.FW/MW" calcext:value-type="string">
            <text:p>業務5.FW/MW</text:p>
          </table:table-cell>
          <table:table-cell office:value-type="string" calcext:value-type="string">
            <text:p>業務5</text:p>
          </table:table-cell>
          <table:table-cell table:style-name="ce112" office:value-type="string" calcext:value-type="string">
            <text:p>FW/MW</text:p>
          </table:table-cell>
          <table:table-cell table:style-name="ce122" office:value-type="string" calcext:value-type="string">
            <text:p>Keyhac</text:p>
          </table:table-cell>
        </table:table-row>
        <table:table-row table:style-name="ro14">
          <table:table-cell table:formula="of:=[.B68]&amp;&quot;.&quot;&amp;[.C68]" office:value-type="string" office:string-value="業務5.OS/HW" calcext:value-type="string">
            <text:p>業務5.OS/HW</text:p>
          </table:table-cell>
          <table:table-cell office:value-type="string" calcext:value-type="string">
            <text:p>業務5</text:p>
          </table:table-cell>
          <table:table-cell table:style-name="ce112" office:value-type="string" calcext:value-type="string">
            <text:p>OS/HW</text:p>
          </table:table-cell>
          <table:table-cell table:style-name="ce122" office:value-type="string" calcext:value-type="string">
            <text:p>Windows 10 Pro</text:p>
          </table:table-cell>
        </table:table-row>
        <table:table-row table:style-name="ro14">
          <table:table-cell table:formula="of:=[.B69]&amp;&quot;.&quot;&amp;[.C69]" office:value-type="string" office:string-value="業務5.VCS/BTS" calcext:value-type="string">
            <text:p>業務5.VCS/BTS</text:p>
          </table:table-cell>
          <table:table-cell office:value-type="string" calcext:value-type="string">
            <text:p>業務5</text:p>
          </table:table-cell>
          <table:table-cell table:style-name="ce112" office:value-type="string" calcext:value-type="string">
            <text:p>VCS/BTS</text:p>
          </table:table-cell>
          <table:table-cell table:style-name="ce122" office:value-type="string" calcext:value-type="string">
            <text:p>Git</text:p>
          </table:table-cell>
        </table:table-row>
        <table:table-row table:style-name="ro14">
          <table:table-cell table:formula="of:=[.B70]&amp;&quot;.&quot;&amp;[.C70]" office:value-type="string" office:string-value="業務5.ツール" calcext:value-type="string">
            <text:p>業務5.ツール</text:p>
          </table:table-cell>
          <table:table-cell office:value-type="string" calcext:value-type="string">
            <text:p>業務5</text:p>
          </table:table-cell>
          <table:table-cell table:style-name="ce115" office:value-type="string" calcext:value-type="string">
            <text:p>ツール</text:p>
          </table:table-cell>
          <table:table-cell table:style-name="ce131" office:value-type="string" calcext:value-type="string">
            <text:p>Vim, Visual Studio 2015, Markdown</text:p>
          </table:table-cell>
        </table:table-row>
        <table:table-row table:style-name="ro14">
          <table:table-cell table:formula="of:=[.B71]&amp;&quot;.&quot;&amp;[.C71]" office:value-type="string" office:string-value="業務5.稼働" calcext:value-type="string">
            <text:p>業務5.稼働</text:p>
          </table:table-cell>
          <table:table-cell office:value-type="string" calcext:value-type="string">
            <text:p>業務5</text:p>
          </table:table-cell>
          <table:table-cell office:value-type="string" calcext:value-type="string">
            <text:p>稼働</text:p>
          </table:table-cell>
          <table:table-cell table:style-name="ce132" office:value-type="string" calcext:value-type="string">
            <text:p>6か月</text:p>
          </table:table-cell>
        </table:table-row>
        <table:table-row table:style-name="ro21">
          <table:table-cell table:formula="of:=[.B72]&amp;&quot;.&quot;&amp;[.C72]" office:value-type="string" office:string-value="業務5.概要" calcext:value-type="string">
            <text:p>業務5.概要</text:p>
          </table:table-cell>
          <table:table-cell office:value-type="string" calcext:value-type="string">
            <text:p>業務5</text:p>
          </table:table-cell>
          <table:table-cell office:value-type="string" calcext:value-type="string">
            <text:p>概要</text:p>
          </table:table-cell>
          <table:table-cell table:style-name="ce132" office:value-type="string" calcext:value-type="string">
            <text:p>Windows 10のGoogle日本語入力で全角・半角の切り替えの手間を省くため，デフォルトの入力モード (半角・全角) の画面ごとの自動変更ツールを開発する。</text:p>
          </table:table-cell>
        </table:table-row>
        <table:table-row table:style-name="ro14">
          <table:table-cell table:formula="of:=[.B73]&amp;&quot;.&quot;&amp;[.C73]" office:value-type="string" office:string-value="業務5.期間" calcext:value-type="string">
            <text:p>業務5.期間</text:p>
          </table:table-cell>
          <table:table-cell office:value-type="string" calcext:value-type="string">
            <text:p>業務5</text:p>
          </table:table-cell>
          <table:table-cell office:value-type="string" calcext:value-type="string">
            <text:p>期間</text:p>
          </table:table-cell>
          <table:table-cell table:style-name="ce132" office:value-type="string" calcext:value-type="string">
            <text:p>2019年07月〜2019年12月</text:p>
          </table:table-cell>
        </table:table-row>
        <table:table-row table:style-name="ro14">
          <table:table-cell table:formula="of:=[.B74]&amp;&quot;.&quot;&amp;[.C74]" office:value-type="string" office:string-value="業務5.業務名" calcext:value-type="string">
            <text:p>業務5.業務名</text:p>
          </table:table-cell>
          <table:table-cell office:value-type="string" calcext:value-type="string">
            <text:p>業務5</text:p>
          </table:table-cell>
          <table:table-cell office:value-type="string" calcext:value-type="string">
            <text:p>業務名</text:p>
          </table:table-cell>
          <table:table-cell table:style-name="ce132" office:value-type="string" calcext:value-type="string">
            <text:p>キー操作効率化ツール開発</text:p>
          </table:table-cell>
        </table:table-row>
        <table:table-row table:style-name="ro14">
          <table:table-cell table:formula="of:=[.B75]&amp;&quot;.&quot;&amp;[.C75]" office:value-type="string" office:string-value="業務5.言語" calcext:value-type="string">
            <text:p>業務5.言語</text:p>
          </table:table-cell>
          <table:table-cell office:value-type="string" calcext:value-type="string">
            <text:p>業務5</text:p>
          </table:table-cell>
          <table:table-cell table:style-name="ce112" office:value-type="string" calcext:value-type="string">
            <text:p>言語</text:p>
          </table:table-cell>
          <table:table-cell table:style-name="ce122" office:value-type="string" calcext:value-type="string">
            <text:p>Python3</text:p>
          </table:table-cell>
        </table:table-row>
        <table:table-row table:style-name="ro14">
          <table:table-cell table:formula="of:=[.B76]&amp;&quot;.&quot;&amp;[.C76]" office:value-type="string" office:string-value="業務5.工程" calcext:value-type="string">
            <text:p>業務5.工程</text:p>
          </table:table-cell>
          <table:table-cell office:value-type="string" calcext:value-type="string">
            <text:p>業務5</text:p>
          </table:table-cell>
          <table:table-cell office:value-type="string" calcext:value-type="string">
            <text:p>工程</text:p>
          </table:table-cell>
          <table:table-cell table:style-name="ce132" office:value-type="string" calcext:value-type="string">
            <text:p>基本設計，製造，単体試験</text:p>
          </table:table-cell>
        </table:table-row>
        <table:table-row table:style-name="ro22">
          <table:table-cell table:formula="of:=[.B77]&amp;&quot;.&quot;&amp;[.C77]" office:value-type="string" office:string-value="業務5.詳細" calcext:value-type="string">
            <text:p>業務5.詳細</text:p>
          </table:table-cell>
          <table:table-cell office:value-type="string" calcext:value-type="string">
            <text:p>業務5</text:p>
          </table:table-cell>
          <table:table-cell office:value-type="string" calcext:value-type="string">
            <text:p>詳細</text:p>
          </table:table-cell>
          <table:table-cell table:style-name="ce132" office:value-type="string" calcext:value-type="string">
            <text:p><text:span text:style-name="T5">・スケジュール管理・顧客対応</text:span></text:p>
            <text:p><text:span text:style-name="T5">・技術調査・実装検討</text:span></text:p>
            <text:p><text:span text:style-name="T5">・機能実装・動作確認</text:span></text:p>
            <text:p><text:span text:style-name="T5">・説明資料作成</text:span></text:p>
          </table:table-cell>
        </table:table-row>
        <table:table-row table:style-name="ro14">
          <table:table-cell table:formula="of:=[.B78]&amp;&quot;.&quot;&amp;[.C78]" office:value-type="string" office:string-value="業務5.役割" calcext:value-type="string">
            <text:p>業務5.役割</text:p>
          </table:table-cell>
          <table:table-cell office:value-type="string" calcext:value-type="string">
            <text:p>業務5</text:p>
          </table:table-cell>
          <table:table-cell office:value-type="string" calcext:value-type="string">
            <text:p>役割</text:p>
          </table:table-cell>
          <table:table-cell table:style-name="ce132" office:value-type="string" calcext:value-type="string">
            <text:p>PM, 開発メンバー</text:p>
          </table:table-cell>
        </table:table-row>
        <table:table-row table:style-name="ro14">
          <table:table-cell table:formula="of:=[.B79]&amp;&quot;.&quot;&amp;[.C79]" office:value-type="string" office:string-value="業務5.要員" calcext:value-type="string">
            <text:p>業務5.要員</text:p>
          </table:table-cell>
          <table:table-cell office:value-type="string" calcext:value-type="string">
            <text:p>業務5</text:p>
          </table:table-cell>
          <table:table-cell office:value-type="string" calcext:value-type="string">
            <text:p>要員</text:p>
          </table:table-cell>
          <table:table-cell table:style-name="ce132" office:value-type="string" calcext:value-type="string">
            <text:p>1名</text:p>
          </table:table-cell>
        </table:table-row>
        <table:table-row table:style-name="ro5">
          <table:table-cell table:number-columns-repeated="3"/>
          <table:table-cell table:style-name="ce122"/>
        </table:table-row>
        <table:table-row table:style-name="ro5" table:number-rows-repeated="1048495">
          <table:table-cell table:number-columns-repeated="4"/>
        </table:table-row>
        <table:table-row table:style-name="ro5">
          <table:table-cell table:number-columns-repeated="4"/>
        </table:table-row>
      </table:table>
      <table:named-expressions>
        <table:named-range table:name="data" table:base-cell-address="$data.$D$1" table:cell-range-address="$data.$A$1:.$D$1048576"/>
      </table:named-expressions>
      <table:database-ranges>
        <table:database-range table:name="__Anonymous_Sheet_DB__1" table:target-range-address="data.A1:data.D79"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Arial" svg:font-family="Arial" style:font-family-generic="swiss"/>
    <style:font-face style:name="Liberation Serif" svg:font-family="'Liberation Serif', 'Times New Roman'" style:font-family-generic="roman" style:font-pitch="variable"/>
    <style:font-face style:name="Noto Serif CJK JP1" svg:font-family="'Noto Serif CJK JP'" style:font-family-generic="roman" style:font-pitch="variable"/>
    <style:font-face style:name="Noto Serif CJK JP" svg:font-family="'Noto Serif CJK JP'" style:font-adornments="Regular" style:font-family-generic="roman" style:font-pitch="variable"/>
    <style:font-face style:name="Liberation Sans" svg:font-family="'Liberation Sans'" style:font-family-generic="swiss" style:font-pitch="variable"/>
    <style:font-face style:name="Noto Sans CJK JP" svg:font-family="'Noto Sans CJK J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date-style style:name="N122P0" style:volatile="true">
      <number:year number:style="long"/>
      <number:text>年</number:text>
      <number:month/>
      <number:text>月</number:text>
      <number:day/>
      <number:text>日</number:text>
    </number:date-style>
    <number:text-style style:name="N122">
      <number:text-content/>
      <style:map style:condition="value()&lt;=1.79769313486232E+308" style:apply-style-name="N122P0"/>
    </number:text-style>
    <number:date-style style:name="N123">
      <number:year number:style="long"/>
      <number:text>年</number:text>
      <number:month number:style="long"/>
      <number:text>月</number:text>
    </number:date-style>
    <number:date-style style:name="N125P0" style:volatile="true">
      <number:year number:style="long"/>
      <number:text>年</number:text>
      <number:month/>
      <number:text>月</number:text>
    </number:date-style>
    <number:text-style style:name="N125">
      <number:text-content/>
      <style:map style:condition="value()&lt;=1.79769313486232E+308" style:apply-style-name="N125P0"/>
    </number:text-style>
    <number:date-style style:name="N126">
      <number:month/>
      <number:text>月</number:text>
      <number:day/>
      <number:text>日</number:text>
    </number:date-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0" loext:min-decimal-places="0" number:min-integer-digits="1" number:grouping="true"/>
    </number:number-style>
    <number:number-style style:name="N10113" number:language="ja" number:country="JP">
      <style:text-properties fo:color="#ff0000"/>
      <number:text>-¥</number:text>
      <number:number number:decimal-places="0" loext:min-decimal-places="0" number:min-integer-digits="1" number:grouping="true"/>
      <style:map style:condition="value()&gt;=0" style:apply-style-name="N10113P0"/>
    </number:number-style>
    <number:number-style style:name="N10115P0" style:volatile="true" number:language="ja" number:country="JP">
      <number:text>¥</number:text>
      <number:number number:decimal-places="2" loext:min-decimal-places="2" number:min-integer-digits="1" number:grouping="true"/>
    </number:number-style>
    <number:number-style style:name="N10115" number:language="ja" number:country="JP">
      <number:text>-¥</number:text>
      <number:number number:decimal-places="2" loext:min-decimal-places="2" number:min-integer-digits="1" number:grouping="true"/>
      <style:map style:condition="value()&gt;=0" style:apply-style-name="N10115P0"/>
    </number:number-style>
    <number:number-style style:name="N10116P0" style:volatile="true" number:language="ja" number:country="JP">
      <number:text>¥</number:text>
      <number:number number:decimal-places="2" loext:min-decimal-places="2" number:min-integer-digits="1" number:grouping="true"/>
    </number:number-style>
    <number:number-style style:name="N10116" number:language="ja" number:country="JP">
      <style:text-properties fo:color="#ff0000"/>
      <number:text>-¥</number:text>
      <number:number number:decimal-places="2" loext:min-decimal-places="2" number:min-integer-digits="1" number:grouping="true"/>
      <style:map style:condition="value()&gt;=0" style:apply-style-name="N10116P0"/>
    </number:number-style>
    <number:date-style style:name="N10117" number:language="ja" number:country="JP">
      <number:day number:style="long"/>
      <number:text>-</number:text>
      <number:month number:textual="true"/>
      <number:text>-</number:text>
      <number:year/>
    </number:date-style>
    <number:date-style style:name="N10118" number:language="ja" number:country="JP">
      <number:day number:style="long"/>
      <number:text>-</number:text>
      <number:month number:textual="true"/>
    </number:date-style>
    <number:date-style style:name="N10119" number:language="ja" number:country="JP">
      <number:month number:textual="true"/>
      <number:text>-</number:text>
      <number:year/>
    </number:date-style>
    <number:time-style style:name="N10120" number:language="ja" number:country="JP">
      <number:hours/>
      <number:text>:</number:text>
      <number:minutes number:style="long"/>
      <number:text> </number:text>
      <number:am-pm/>
    </number:time-style>
    <number:time-style style:name="N10121" number:language="ja" number:country="JP">
      <number:hours/>
      <number:text>:</number:text>
      <number:minutes number:style="long"/>
      <number:text>:</number:text>
      <number:seconds number:style="long"/>
      <number:text> </number:text>
      <number:am-pm/>
    </number:time-style>
    <number:time-style style:name="N10122" number:language="ja" number:country="JP">
      <number:hours/>
      <number:text>:</number:text>
      <number:minutes number:style="long"/>
      <number:text>:</number:text>
      <number:seconds number:style="long"/>
    </number:time-style>
    <number:date-style style:name="N10123"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5P0" style:volatile="true" number:language="ja" number:country="JP">
      <number:text>$</number:text>
      <number:number number:decimal-places="0" loext:min-decimal-places="0" number:min-integer-digits="1" number:grouping="true"/>
      <number:text> </number:text>
    </number:number-style>
    <number:number-style style:name="N10125" number:language="ja" number:country="JP">
      <number:text>($</number:text>
      <number:number number:decimal-places="0" loext:min-decimal-places="0" number:min-integer-digits="1" number:grouping="true"/>
      <number:text>)</number:text>
      <style:map style:condition="value()&gt;=0" style:apply-style-name="N10125P0"/>
    </number:number-style>
    <number:number-style style:name="N10126P0" style:volatile="true" number:language="ja" number:country="JP">
      <number:text>$</number:text>
      <number:number number:decimal-places="0" loext:min-decimal-places="0" number:min-integer-digits="1" number:grouping="true"/>
      <number:text> </number:text>
    </number:number-style>
    <number:number-style style:name="N10126" number:language="ja" number:country="JP">
      <style:text-properties fo:color="#ff0000"/>
      <number:text>($</number:text>
      <number:number number:decimal-places="0" loext:min-decimal-places="0" number:min-integer-digits="1" number:grouping="true"/>
      <number:text>)</number:text>
      <style:map style:condition="value()&gt;=0" style:apply-style-name="N10126P0"/>
    </number:number-style>
    <number:number-style style:name="N10128P0" style:volatile="true" number:language="ja" number:country="JP">
      <number:text>$</number:text>
      <number:number number:decimal-places="2" loext:min-decimal-places="2" number:min-integer-digits="1" number:grouping="true"/>
      <number:text> </number:text>
    </number:number-style>
    <number:number-style style:name="N10128" number:language="ja" number:country="JP">
      <number:text>($</number:text>
      <number:number number:decimal-places="2" loext:min-decimal-places="2" number:min-integer-digits="1" number:grouping="true"/>
      <number:text>)</number:text>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text> </number:text>
    </number:number-style>
    <number:number-style style:name="N10129" number:language="ja" number:country="JP">
      <style:text-properties fo:color="#ff0000"/>
      <number:text>($</number:text>
      <number:number number:decimal-places="2" loext:min-decimal-places="2" number:min-integer-digits="1" number:grouping="true"/>
      <number:text>)</number:text>
      <style:map style:condition="value()&gt;=0" style:apply-style-name="N10129P0"/>
    </number:number-style>
    <number:date-style style:name="N10130"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loext:min-decimal-places="0" number:min-integer-digits="1" number:grouping="true"/>
    </number:number-style>
    <number:number-style style:name="N10137" number:language="ja" number:country="JP">
      <number:text>-</number:text>
      <number:number number:decimal-places="0" loext:min-decimal-places="0" number:min-integer-digits="1" number:grouping="true"/>
      <style:map style:condition="value()&gt;=0" style:apply-style-name="N10137P0"/>
    </number:number-style>
    <number:number-style style:name="N10138P0" style:volatile="true" number:language="ja" number:country="JP">
      <number:number number:decimal-places="0" loext:min-decimal-places="0" number:min-integer-digits="1" number:grouping="true"/>
    </number:number-style>
    <number:number-style style:name="N10138" number:language="ja" number:country="JP">
      <style:text-properties fo:color="#ff0000"/>
      <number:text>-</number:text>
      <number:number number:decimal-places="0" loext:min-decimal-places="0" number:min-integer-digits="1" number:grouping="true"/>
      <style:map style:condition="value()&gt;=0" style:apply-style-name="N10138P0"/>
    </number:number-style>
    <number:number-style style:name="N10139P0" style:volatile="true" number:language="ja" number:country="JP">
      <number:number number:decimal-places="2" loext:min-decimal-places="2" number:min-integer-digits="1" number:grouping="true"/>
    </number:number-style>
    <number:number-style style:name="N10139" number:language="ja" number:country="JP">
      <number:text>-</number:text>
      <number:number number:decimal-places="2" loext:min-decimal-places="2" number:min-integer-digits="1" number:grouping="true"/>
      <style:map style:condition="value()&gt;=0" style:apply-style-name="N10139P0"/>
    </number:number-style>
    <number:number-style style:name="N10140P0" style:volatile="true" number:language="ja" number:country="JP">
      <number:number number:decimal-places="2" loext:min-decimal-places="2" number:min-integer-digits="1" number:grouping="true"/>
    </number:number-style>
    <number:number-style style:name="N10140" number:language="ja" number:country="JP">
      <style:text-properties fo:color="#ff0000"/>
      <number:text>-</number:text>
      <number:number number:decimal-places="2" loext:min-decimal-places="2" number:min-integer-digits="1" number:grouping="true"/>
      <style:map style:condition="value()&gt;=0" style:apply-style-name="N10140P0"/>
    </number:number-style>
    <number:number-style style:name="N10144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4P2" style:volatile="true" number:language="ja" number:country="JP">
      <loext:text> </loext:text>
      <loext:fill-character> </loext:fill-character>
      <number:text>- </number:text>
    </number:number-style>
    <number:text-style style:name="N10144" number:language="ja" number:country="JP">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2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2" number:language="ja" number:country="JP">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6" number:language="ja" number:country="JP">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fo:padding="1.01mm" loext:vertical-justify="auto"/>
      <style:paragraph-properties css3t:text-justify="auto" style:line-break="strict"/>
      <style:text-properties style:font-name="Noto Serif CJK JP" fo:font-family="'Noto Serif CJK JP'" style:font-style-name="Regular" style:font-family-generic="roman" style:font-pitch="variable" style:font-name-asian="Noto Serif CJK JP" style:font-family-asian="'Noto Serif CJK JP'" style:font-style-name-asian="Regular" style:font-family-generic-asian="roman" style:font-pitch-asian="variable" style:language-asian="ja" style:country-asian="JP"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fo:background-color="#999999" style:text-align-source="value-type" style:repeat-content="false" fo:padding="1.01mm" style:vertical-align="top" loext:vertical-justify="auto"/>
      <style:paragraph-properties css3t:text-justify="auto"/>
      <style:text-properties fo:color="#ffffff" style:font-name="Noto Sans CJK JP" fo:font-family="'Noto Sans CJK JP'" style:font-style-name="Bold" style:font-family-generic="swiss" style:font-pitch="variable" fo:font-size="9pt" fo:font-style="normal" fo:font-weight="bold" style:font-name-asian="Noto Sans CJK JP" style:font-family-asian="'Noto Sans CJK JP'" style:font-style-name-asian="Bold" style:font-family-generic-asian="swiss" style:font-pitch-asian="variable" style:font-size-asian="9pt" style:language-asian="ja" style:country-asian="JP" style:font-weight-asian="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116">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fo:margin-top="4.99mm" fo:margin-bottom="4.99mm" fo:margin-left="10mm" fo:margin-right="10mm" style:shadow="none" style:scale-to="100%" style:table-centering="horizontal" style:writing-mode="lr-tb"/>
      <style:header-style>
        <style:header-footer-properties fo:min-height="2.01mm" fo:margin-left="0mm" fo:margin-right="0mm" fo:margin-bottom="1.01mm"/>
      </style:header-style>
      <style:footer-style>
        <style:header-footer-properties fo:min-height="1.5mm" fo:margin-left="0mm" fo:margin-right="0mm" fo:margin-top="0.49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作成日: <text:date style:data-style-name="N2" text:date-value="2020-02-24">0000/00/00</text:date></text:p>
        </style:region-right>
      </style:header>
      <style:header-left style:display="false"/>
      <style:footer>
        <text:p><text:page-number>1</text:page-number>/<text:page-count>99</text:page-count></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4">0000/00/00</text:date>, <text:time style:data-style-name="N2" text:time-value="11:10:33.2636950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0:35:17.554321202</meta:creation-date>
    <meta:generator>LibreOffice/6.0.7.3$Linux_X86_64 LibreOffice_project/00m0$Build-3</meta:generator>
    <dc:date>2020-02-24T11:10:43.403113035</dc:date>
    <meta:editing-duration>PT8H26M53S</meta:editing-duration>
    <meta:editing-cycles>112</meta:editing-cycles>
    <meta:document-statistic meta:table-count="2" meta:cell-count="504" meta:object-count="0"/>
  </office:meta>
</office:document-meta>
</file>